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line-height="150%"/>
      <style:text-properties style:font-name="Arial"/>
    </style:style>
    <style:style style:name="P4" style:family="paragraph" style:parent-style-name="Standard">
      <style:paragraph-properties fo:line-height="150%"/>
      <style:text-properties style:font-name="Arial" officeooo:paragraph-rsid="0017e2c9"/>
    </style:style>
    <style:style style:name="P5" style:family="paragraph" style:parent-style-name="Standard">
      <style:paragraph-properties fo:line-height="150%"/>
      <style:text-properties style:font-name="Arial" officeooo:paragraph-rsid="001c0cc5"/>
    </style:style>
    <style:style style:name="P6" style:family="paragraph" style:parent-style-name="Standard">
      <style:paragraph-properties fo:line-height="150%"/>
      <style:text-properties style:font-name="Arial" officeooo:paragraph-rsid="001f4520"/>
    </style:style>
    <style:style style:name="P7" style:family="paragraph" style:parent-style-name="Standard">
      <style:paragraph-properties fo:line-height="150%"/>
      <style:text-properties style:font-name="Arial" officeooo:paragraph-rsid="0020eba7"/>
    </style:style>
    <style:style style:name="P8" style:family="paragraph" style:parent-style-name="Standard">
      <style:paragraph-properties fo:line-height="150%"/>
      <style:text-properties style:font-name="Arial" officeooo:paragraph-rsid="00267a63"/>
    </style:style>
    <style:style style:name="P9" style:family="paragraph" style:parent-style-name="Standard">
      <style:paragraph-properties fo:line-height="150%"/>
      <style:text-properties style:font-name="Arial" officeooo:paragraph-rsid="00290b8b"/>
    </style:style>
    <style:style style:name="P10" style:family="paragraph" style:parent-style-name="Standard">
      <style:paragraph-properties fo:line-height="150%"/>
      <style:text-properties style:font-name="Arial" officeooo:paragraph-rsid="002d3177"/>
    </style:style>
    <style:style style:name="P11" style:family="paragraph" style:parent-style-name="Standard">
      <style:paragraph-properties fo:line-height="150%"/>
      <style:text-properties style:font-name="Arial" officeooo:paragraph-rsid="0033794f"/>
    </style:style>
    <style:style style:name="P12" style:family="paragraph" style:parent-style-name="Standard">
      <style:paragraph-properties fo:line-height="150%"/>
      <style:text-properties style:font-name="Arial" officeooo:paragraph-rsid="00372e51"/>
    </style:style>
    <style:style style:name="P13" style:family="paragraph" style:parent-style-name="Standard">
      <style:paragraph-properties fo:line-height="150%"/>
      <style:text-properties style:font-name="Arial" officeooo:paragraph-rsid="00376a5a"/>
    </style:style>
    <style:style style:name="P14" style:family="paragraph" style:parent-style-name="Standard">
      <style:paragraph-properties fo:line-height="150%"/>
      <style:text-properties style:font-name="Arial" officeooo:paragraph-rsid="003a4e39"/>
    </style:style>
    <style:style style:name="P15" style:family="paragraph" style:parent-style-name="Standard">
      <style:paragraph-properties fo:line-height="150%"/>
      <style:text-properties style:font-name="Arial" officeooo:paragraph-rsid="003b351c"/>
    </style:style>
    <style:style style:name="P16" style:family="paragraph" style:parent-style-name="Standard">
      <style:paragraph-properties fo:line-height="150%"/>
      <style:text-properties style:font-name="Arial" officeooo:paragraph-rsid="004229a8"/>
    </style:style>
    <style:style style:name="P17" style:family="paragraph" style:parent-style-name="Standard">
      <style:paragraph-properties fo:line-height="150%"/>
      <style:text-properties style:font-name="Arial" officeooo:paragraph-rsid="0045f641"/>
    </style:style>
    <style:style style:name="P18" style:family="paragraph" style:parent-style-name="Standard">
      <style:paragraph-properties fo:line-height="150%"/>
      <style:text-properties style:font-name="Arial" officeooo:paragraph-rsid="004bb3da"/>
    </style:style>
    <style:style style:name="P19" style:family="paragraph" style:parent-style-name="Standard">
      <style:paragraph-properties fo:line-height="150%"/>
      <style:text-properties style:font-name="Arial" officeooo:paragraph-rsid="00504d0b"/>
    </style:style>
    <style:style style:name="P20" style:family="paragraph" style:parent-style-name="Standard">
      <style:paragraph-properties fo:line-height="150%"/>
      <style:text-properties style:font-name="Arial" officeooo:paragraph-rsid="00521d55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officeooo:rsid="0010f5aa" officeooo:paragraph-rsid="0010f5aa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officeooo:rsid="0010f5aa" officeooo:paragraph-rsid="0017e2c9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officeooo:rsid="0010f5aa" officeooo:paragraph-rsid="003a4e39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officeooo:rsid="0011ef2e" officeooo:paragraph-rsid="0011ef2e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officeooo:rsid="0011ef2e" officeooo:paragraph-rsid="003a4e39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officeooo:rsid="00146d9b" officeooo:paragraph-rsid="00146d9b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officeooo:rsid="00146d9b" officeooo:paragraph-rsid="003a4e39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officeooo:rsid="0016e74d" officeooo:paragraph-rsid="0016e74d"/>
    </style:style>
    <style:style style:name="P29" style:family="paragraph" style:parent-style-name="Standard">
      <style:text-properties style:font-name="Arial" officeooo:paragraph-rsid="0017e2c9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officeooo:rsid="0017e2c9" officeooo:paragraph-rsid="0017e2c9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officeooo:rsid="001883f7" officeooo:paragraph-rsid="001883f7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officeooo:rsid="001883f7" officeooo:paragraph-rsid="001f4520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rsid="001ac61c" officeooo:paragraph-rsid="001ac61c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normal" officeooo:rsid="001c0cc5" officeooo:paragraph-rsid="001c0cc5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normal" officeooo:rsid="001c0cc5" officeooo:paragraph-rsid="001f4520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normal" officeooo:rsid="0028c46c" officeooo:paragraph-rsid="00273ee7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weight="normal" officeooo:rsid="0028c46c" officeooo:paragraph-rsid="00290b8b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weight="normal" officeooo:rsid="0028c46c" officeooo:paragraph-rsid="002d3177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weight="normal" officeooo:rsid="002ef5c3" officeooo:paragraph-rsid="002ef5c3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weight="normal" officeooo:rsid="002ef5c3" officeooo:paragraph-rsid="0033794f" style:font-weight-asian="normal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weight="normal" officeooo:rsid="002ef5c3" officeooo:paragraph-rsid="00372e51" style:font-weight-asian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weight="normal" officeooo:rsid="002ef5c3" officeooo:paragraph-rsid="00376a5a" style:font-weight-asian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fo:font-weight="normal" officeooo:rsid="002f3e32" officeooo:paragraph-rsid="002f3e32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weight="normal" officeooo:rsid="002f3e32" officeooo:paragraph-rsid="0033794f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weight="normal" officeooo:rsid="002f3e32" officeooo:paragraph-rsid="00372e51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weight="normal" officeooo:rsid="002f3e32" officeooo:paragraph-rsid="003942ea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weight="normal" officeooo:rsid="00352f8d" officeooo:paragraph-rsid="00352f8d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weight="normal" officeooo:rsid="00376a5a" officeooo:paragraph-rsid="00376a5a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weight="normal" officeooo:rsid="003942ea" officeooo:paragraph-rsid="003942ea" style:font-weight-asian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officeooo:rsid="001d7c9c" officeooo:paragraph-rsid="001d7c9c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officeooo:rsid="001d7c9c" officeooo:paragraph-rsid="001f4520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officeooo:rsid="001de4f4" officeooo:paragraph-rsid="001de4f4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officeooo:rsid="001de4f4" officeooo:paragraph-rsid="001f4520"/>
    </style:style>
    <style:style style:name="P54" style:family="paragraph" style:parent-style-name="Standard">
      <style:text-properties style:font-name="Arial" officeooo:paragraph-rsid="0020eba7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" officeooo:rsid="0020eba7" officeooo:paragraph-rsid="0020eba7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" officeooo:rsid="0020eba7" officeooo:paragraph-rsid="00267a63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Arial" officeooo:rsid="0020eba7" officeooo:paragraph-rsid="00290b8b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Arial" officeooo:rsid="0020eba7" officeooo:paragraph-rsid="002d3177"/>
    </style:style>
    <style:style style:name="P59" style:family="paragraph" style:parent-style-name="Standard">
      <style:text-properties style:font-name="Arial" officeooo:paragraph-rsid="00267a63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Arial" officeooo:rsid="00273ee7" officeooo:paragraph-rsid="00273ee7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Arial" officeooo:rsid="002ba844" officeooo:paragraph-rsid="002ba844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Arial" officeooo:rsid="002ef5c3" officeooo:paragraph-rsid="002ef5c3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" officeooo:rsid="00352f8d" officeooo:paragraph-rsid="00352f8d"/>
    </style:style>
    <style:style style:name="P64" style:family="paragraph" style:parent-style-name="Standard">
      <style:text-properties style:font-name="Arial" officeooo:paragraph-rsid="003a4e39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Arial" officeooo:rsid="003a4e39" officeooo:paragraph-rsid="003a4e39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Arial" officeooo:rsid="003b351c" officeooo:paragraph-rsid="003b351c"/>
    </style:style>
    <style:style style:name="P6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paragraph-rsid="002d3177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paragraph-rsid="0033794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paragraph-rsid="00372e5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paragraph-rsid="004bb3da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paragraph-rsid="00504d0b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paragraph-rsid="00521d55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10f5aa" officeooo:paragraph-rsid="0020eba7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10f5aa" officeooo:paragraph-rsid="00267a63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10f5aa" officeooo:paragraph-rsid="00290b8b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10f5aa" officeooo:paragraph-rsid="002d317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20eba7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267a63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290b8b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2d3177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31193e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3660ce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372e51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376a5a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3942ea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482024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4bb3da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4e33dc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504d0b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521d55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21e6de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267a63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31193e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3660ce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372e51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3942ea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48202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4bb3da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504d0b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1e6de" officeooo:paragraph-rsid="00521d55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22f579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267a63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31193e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3660ce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372e51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3942ea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482024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4bb3da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504d0b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2f579" officeooo:paragraph-rsid="00521d55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244a1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290b8b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3660ce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372e51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376a5a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3942ea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482024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4bb3da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504d0b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44a19" officeooo:paragraph-rsid="00521d55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58687" officeooo:paragraph-rsid="0025868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58687" officeooo:paragraph-rsid="00267a63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58687" officeooo:paragraph-rsid="00290b8b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58687" officeooo:paragraph-rsid="0031193e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58687" officeooo:paragraph-rsid="003660ce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58687" officeooo:paragraph-rsid="00372e5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58687" officeooo:paragraph-rsid="003942ea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16e74d" officeooo:paragraph-rsid="003a4e39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3b351c" officeooo:paragraph-rsid="003b351c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3f0325" officeooo:paragraph-rsid="003f0325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0bc4b" officeooo:paragraph-rsid="0040bc4b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229a8" officeooo:paragraph-rsid="004229a8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42515" officeooo:paragraph-rsid="00442515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5f641" officeooo:paragraph-rsid="0045f641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789e1" officeooo:paragraph-rsid="004789e1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82024" officeooo:paragraph-rsid="00482024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54a492" officeooo:paragraph-rsid="0054a492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bold" officeooo:rsid="0040bc4b" officeooo:paragraph-rsid="0040bc4b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20eba7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267a63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290b8b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2c37b3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2cadbe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31193e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3660ce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372e51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3942ea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482024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4bb3d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4e33dc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504d0b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521d55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22f579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267a63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31193e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3660ce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372e51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3942ea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482024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4bb3da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504d0b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2f579" officeooo:paragraph-rsid="00521d55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3b351c" officeooo:paragraph-rsid="003b351c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4248f5" officeooo:paragraph-rsid="004248f5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4789e1" officeooo:paragraph-rsid="004789e1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line-height="100%" fo:text-align="justify" style:justify-single-word="false"/>
      <style:text-properties fo:color="#3f7f5f" style:font-name="Monospace" fo:font-size="10pt" style:text-underline-style="none" style:font-size-asian="10pt"/>
    </style:style>
    <style:style style:name="P168" style:family="paragraph" style:parent-style-name="Standard">
      <style:paragraph-properties fo:line-height="150%" fo:text-align="justify" style:justify-single-word="false"/>
      <style:text-properties style:font-name="Courier New" officeooo:rsid="0011ef2e" officeooo:paragraph-rsid="0011ef2e"/>
    </style:style>
    <style:style style:name="P169" style:family="paragraph" style:parent-style-name="Standard">
      <style:paragraph-properties fo:line-height="150%" fo:text-align="justify" style:justify-single-word="false"/>
      <style:text-properties style:font-name="Courier New" officeooo:rsid="0011ef2e" officeooo:paragraph-rsid="003a4e39"/>
    </style:style>
    <style:style style:name="P170" style:family="paragraph" style:parent-style-name="Standard">
      <style:paragraph-properties fo:line-height="150%" fo:text-align="justify" style:justify-single-word="false"/>
      <style:text-properties style:font-name="Courier New" officeooo:rsid="00146d9b" officeooo:paragraph-rsid="00146d9b"/>
    </style:style>
    <style:style style:name="P171" style:family="paragraph" style:parent-style-name="Standard">
      <style:paragraph-properties fo:line-height="150%" fo:text-align="justify" style:justify-single-word="false"/>
      <style:text-properties style:font-name="Courier New" officeooo:rsid="00146d9b" officeooo:paragraph-rsid="003a4e39"/>
    </style:style>
    <style:style style:name="P172" style:family="paragraph" style:parent-style-name="Standard">
      <style:paragraph-properties fo:line-height="150%" fo:text-align="justify" style:justify-single-word="false"/>
      <style:text-properties style:font-name="Courier New" fo:font-size="11pt" officeooo:rsid="001883f7" officeooo:paragraph-rsid="001883f7" style:font-size-asian="11pt" style:font-size-complex="11pt"/>
    </style:style>
    <style:style style:name="P173" style:family="paragraph" style:parent-style-name="Standard">
      <style:paragraph-properties fo:line-height="150%" fo:text-align="justify" style:justify-single-word="false"/>
      <style:text-properties style:font-name="Courier New" fo:font-size="10pt" officeooo:rsid="001d7c9c" officeooo:paragraph-rsid="001d7c9c" style:font-size-asian="10pt" style:font-size-complex="10pt"/>
    </style:style>
    <style:style style:name="P174" style:family="paragraph" style:parent-style-name="Standard">
      <style:paragraph-properties fo:line-height="150%" fo:text-align="justify" style:justify-single-word="false"/>
      <style:text-properties style:font-name="Courier New" fo:font-size="10pt" officeooo:rsid="001d7c9c" officeooo:paragraph-rsid="001f4520" style:font-size-asian="10pt" style:font-size-complex="10pt"/>
    </style:style>
    <style:style style:name="P175" style:family="paragraph" style:parent-style-name="Standard">
      <style:paragraph-properties fo:line-height="150%" fo:text-align="justify" style:justify-single-word="false"/>
      <style:text-properties style:font-name="Courier New" fo:font-size="10pt" officeooo:rsid="001de4f4" officeooo:paragraph-rsid="001de4f4" style:font-size-asian="10pt" style:font-size-complex="10pt"/>
    </style:style>
    <style:style style:name="P176" style:family="paragraph" style:parent-style-name="Standard">
      <style:paragraph-properties fo:line-height="150%" fo:text-align="justify" style:justify-single-word="false"/>
      <style:text-properties style:font-name="Courier New" fo:font-size="10pt" officeooo:rsid="001de4f4" officeooo:paragraph-rsid="001f4520" style:font-size-asian="10pt" style:font-size-complex="10pt"/>
    </style:style>
    <style:style style:name="P177" style:family="paragraph" style:parent-style-name="Standard">
      <style:paragraph-properties fo:line-height="150%" fo:text-align="justify" style:justify-single-word="false"/>
      <style:text-properties style:font-name="Courier New" fo:font-weight="normal" officeooo:rsid="001d7c9c" officeooo:paragraph-rsid="001d7c9c" style:font-weight-asian="normal" style:font-weight-complex="normal"/>
    </style:style>
    <style:style style:name="P178" style:family="paragraph" style:parent-style-name="Standard">
      <style:paragraph-properties fo:line-height="150%" fo:text-align="justify" style:justify-single-word="false"/>
      <style:text-properties style:font-name="Courier New" fo:font-weight="normal" officeooo:rsid="001d7c9c" officeooo:paragraph-rsid="001f4520" style:font-weight-asian="normal" style:font-weight-complex="normal"/>
    </style:style>
    <style:style style:name="P179" style:family="paragraph" style:parent-style-name="Standard">
      <style:paragraph-properties fo:line-height="150%" fo:text-align="justify" style:justify-single-word="false"/>
      <style:text-properties style:font-name="Courier New" officeooo:rsid="003b351c" officeooo:paragraph-rsid="003b351c"/>
    </style:style>
    <style:style style:name="P180" style:family="paragraph" style:parent-style-name="Standard">
      <style:text-properties officeooo:paragraph-rsid="0017e2c9"/>
    </style:style>
    <style:style style:name="P181" style:family="paragraph" style:parent-style-name="Standard">
      <style:text-properties officeooo:paragraph-rsid="001c0cc5"/>
    </style:style>
    <style:style style:name="P182" style:family="paragraph" style:parent-style-name="Standard">
      <style:text-properties officeooo:paragraph-rsid="001f4520"/>
    </style:style>
    <style:style style:name="P183" style:family="paragraph" style:parent-style-name="Standard">
      <style:text-properties officeooo:paragraph-rsid="0020eba7"/>
    </style:style>
    <style:style style:name="P184" style:family="paragraph" style:parent-style-name="Standard">
      <style:text-properties officeooo:paragraph-rsid="00267a63"/>
    </style:style>
    <style:style style:name="P185" style:family="paragraph" style:parent-style-name="Standard">
      <style:text-properties officeooo:paragraph-rsid="00290b8b"/>
    </style:style>
    <style:style style:name="P186" style:family="paragraph" style:parent-style-name="Standard">
      <style:text-properties officeooo:paragraph-rsid="002d3177"/>
    </style:style>
    <style:style style:name="P187" style:family="paragraph" style:parent-style-name="Standard">
      <style:text-properties officeooo:paragraph-rsid="0033794f"/>
    </style:style>
    <style:style style:name="P188" style:family="paragraph" style:parent-style-name="Standard">
      <style:text-properties officeooo:paragraph-rsid="00372e51"/>
    </style:style>
    <style:style style:name="P189" style:family="paragraph" style:parent-style-name="Standard">
      <style:text-properties officeooo:paragraph-rsid="00376a5a"/>
    </style:style>
    <style:style style:name="P190" style:family="paragraph" style:parent-style-name="Standard">
      <style:text-properties officeooo:paragraph-rsid="003a4e39"/>
    </style:style>
    <style:style style:name="P191" style:family="paragraph" style:parent-style-name="Standard">
      <style:text-properties officeooo:paragraph-rsid="003b351c"/>
    </style:style>
    <style:style style:name="P192" style:family="paragraph" style:parent-style-name="Standard">
      <style:text-properties officeooo:paragraph-rsid="0045f641"/>
    </style:style>
    <style:style style:name="P193" style:family="paragraph" style:parent-style-name="Standard">
      <style:text-properties officeooo:paragraph-rsid="004bb3da"/>
    </style:style>
    <style:style style:name="P194" style:family="paragraph" style:parent-style-name="Standard">
      <style:text-properties officeooo:paragraph-rsid="00504d0b"/>
    </style:style>
    <style:style style:name="P195" style:family="paragraph" style:parent-style-name="Standard">
      <style:text-properties officeooo:paragraph-rsid="00521d55"/>
    </style:style>
    <style:style style:name="P196" style:family="paragraph" style:parent-style-name="Text_20_body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20eba7" officeooo:paragraph-rsid="0020eba7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20eba7"/>
    </style:style>
    <style:style style:name="P199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2cadbe"/>
    </style:style>
    <style:style style:name="P200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504d0b"/>
    </style:style>
    <style:style style:name="P201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20eba7" fo:background-color="#efefef"/>
    </style:style>
    <style:style style:name="P202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267a63" fo:background-color="#efefef"/>
    </style:style>
    <style:style style:name="P203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2cadbe" fo:background-color="#efefef"/>
    </style:style>
    <style:style style:name="P204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31193e" fo:background-color="#efefef"/>
    </style:style>
    <style:style style:name="P205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3660ce" fo:background-color="#efefef"/>
    </style:style>
    <style:style style:name="P206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372e51" fo:background-color="#efefef"/>
    </style:style>
    <style:style style:name="P207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3942ea" fo:background-color="#efefef"/>
    </style:style>
    <style:style style:name="P208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fo:font-weight="normal" officeooo:paragraph-rsid="0031193e" style:font-size-asian="11pt" style:font-weight-asian="normal" style:font-size-complex="11pt" style:font-weight-complex="normal"/>
    </style:style>
    <style:style style:name="P209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4e33dc" style:font-size-asian="11pt" style:font-size-complex="11pt"/>
    </style:style>
    <style:style style:name="P210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rsid="001883f7" officeooo:paragraph-rsid="001883f7" style:font-size-asian="11pt" style:font-size-complex="11pt"/>
    </style:style>
    <style:style style:name="P211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267a63" style:font-size-asian="11pt" style:font-size-complex="11pt"/>
    </style:style>
    <style:style style:name="P212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31193e" style:font-size-asian="11pt" style:font-size-complex="11pt"/>
    </style:style>
    <style:style style:name="P213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3660ce" style:font-size-asian="11pt" style:font-size-complex="11pt"/>
    </style:style>
    <style:style style:name="P214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372e51" style:font-size-asian="11pt" style:font-size-complex="11pt"/>
    </style:style>
    <style:style style:name="P215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3942ea" style:font-size-asian="11pt" style:font-size-complex="11pt"/>
    </style:style>
    <style:style style:name="P216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482024" style:font-size-asian="11pt" style:font-size-complex="11pt"/>
    </style:style>
    <style:style style:name="P217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4bb3da" style:font-size-asian="11pt" style:font-size-complex="11pt"/>
    </style:style>
    <style:style style:name="P218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504d0b" style:font-size-asian="11pt" style:font-size-complex="11pt"/>
    </style:style>
    <style:style style:name="P219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521d55" style:font-size-asian="11pt" style:font-size-complex="11pt"/>
    </style:style>
    <style:style style:name="P220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0eba7" officeooo:paragraph-rsid="00267a63" style:font-size-asian="11pt" style:font-style-asian="normal" style:font-weight-asian="normal" style:font-size-complex="11pt" style:font-style-complex="normal" style:font-weight-complex="normal"/>
    </style:style>
    <style:style style:name="P221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0eba7" officeooo:paragraph-rsid="0031193e" style:font-size-asian="11pt" style:font-style-asian="normal" style:font-weight-asian="normal" style:font-size-complex="11pt" style:font-style-complex="normal" style:font-weight-complex="normal"/>
    </style:style>
    <style:style style:name="P222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0eba7" officeooo:paragraph-rsid="003660ce" style:font-size-asian="11pt" style:font-style-asian="normal" style:font-weight-asian="normal" style:font-size-complex="11pt" style:font-style-complex="normal" style:font-weight-complex="normal"/>
    </style:style>
    <style:style style:name="P223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0eba7" officeooo:paragraph-rsid="00372e51" style:font-size-asian="11pt" style:font-style-asian="normal" style:font-weight-asian="normal" style:font-size-complex="11pt" style:font-style-complex="normal" style:font-weight-complex="normal"/>
    </style:style>
    <style:style style:name="P224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0eba7" officeooo:paragraph-rsid="003942ea" style:font-size-asian="11pt" style:font-style-asian="normal" style:font-weight-asian="normal" style:font-size-complex="11pt" style:font-style-complex="normal" style:font-weight-complex="normal"/>
    </style:style>
    <style:style style:name="P225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58687" officeooo:paragraph-rsid="00258687" style:font-size-asian="11pt" style:font-style-asian="normal" style:font-weight-asian="normal" style:font-size-complex="11pt" style:font-style-complex="normal" style:font-weight-complex="normal"/>
    </style:style>
    <style:style style:name="P226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58687" officeooo:paragraph-rsid="00267a63" style:font-size-asian="11pt" style:font-style-asian="normal" style:font-weight-asian="normal" style:font-size-complex="11pt" style:font-style-complex="normal" style:font-weight-complex="normal"/>
    </style:style>
    <style:style style:name="P227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58687" officeooo:paragraph-rsid="00290b8b" style:font-size-asian="11pt" style:font-style-asian="normal" style:font-weight-asian="normal" style:font-size-complex="11pt" style:font-style-complex="normal" style:font-weight-complex="normal"/>
    </style:style>
    <style:style style:name="P228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58687" officeooo:paragraph-rsid="0031193e" style:font-size-asian="11pt" style:font-style-asian="normal" style:font-weight-asian="normal" style:font-size-complex="11pt" style:font-style-complex="normal" style:font-weight-complex="normal"/>
    </style:style>
    <style:style style:name="P229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rsid="0028c46c" officeooo:paragraph-rsid="003660ce" style:font-size-asian="11pt" style:font-style-asian="normal" style:font-weight-asian="normal" style:font-size-complex="11pt" style:font-style-complex="normal" style:font-weight-complex="normal"/>
    </style:style>
    <style:style style:name="P230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style="normal" style:text-underline-style="none" fo:font-weight="normal" officeooo:paragraph-rsid="00372e51" style:font-size-asian="11pt" style:font-style-asian="normal" style:font-weight-asian="normal" style:font-size-complex="11pt" style:font-style-complex="normal" style:font-weight-complex="normal"/>
    </style:style>
    <style:style style:name="P231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267a63" fo:background-color="#efefef" style:font-size-asian="11pt" style:font-size-complex="11pt"/>
    </style:style>
    <style:style style:name="P232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290b8b" fo:background-color="#efefef" style:font-size-asian="11pt" style:font-size-complex="11pt"/>
    </style:style>
    <style:style style:name="P233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31193e" fo:background-color="#efefef" style:font-size-asian="11pt" style:font-size-complex="11pt"/>
    </style:style>
    <style:style style:name="P234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3660ce" fo:background-color="#efefef" style:font-size-asian="11pt" style:font-size-complex="11pt"/>
    </style:style>
    <style:style style:name="P235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372e51" fo:background-color="#efefef" style:font-size-asian="11pt" style:font-size-complex="11pt"/>
    </style:style>
    <style:style style:name="P236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3942ea" fo:background-color="#efefef" style:font-size-asian="11pt" style:font-size-complex="11pt"/>
    </style:style>
    <style:style style:name="P237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482024" fo:background-color="#efefef" style:font-size-asian="11pt" style:font-size-complex="11pt"/>
    </style:style>
    <style:style style:name="P238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4bb3da" fo:background-color="#efefef" style:font-size-asian="11pt" style:font-size-complex="11pt"/>
    </style:style>
    <style:style style:name="P239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504d0b" fo:background-color="#efefef" style:font-size-asian="11pt" style:font-size-complex="11pt"/>
    </style:style>
    <style:style style:name="P240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521d55" fo:background-color="#efefef" style:font-size-asian="11pt" style:font-size-complex="11pt"/>
    </style:style>
    <style:style style:name="P241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fo:font-weight="normal" officeooo:paragraph-rsid="003660ce" style:font-size-asian="11pt" style:font-weight-asian="normal" style:font-size-complex="11pt" style:font-weight-complex="normal"/>
    </style:style>
    <style:style style:name="P242" style:family="paragraph" style:parent-style-name="Preformatted_20_Text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82024" officeooo:paragraph-rsid="004e33dc" style:font-size-asian="10.5pt" style:font-style-asian="normal" style:font-weight-asian="normal" style:font-size-complex="12pt" style:font-style-complex="normal" style:font-weight-complex="normal"/>
    </style:style>
    <style:style style:name="P243" style:family="paragraph" style:parent-style-name="Preformatted_20_Text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82024" officeooo:paragraph-rsid="00504d0b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Preformatted_20_Text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82024" officeooo:paragraph-rsid="00521d55" style:font-size-asian="10.5pt" style:font-style-asian="normal" style:font-weight-asian="normal" style:font-size-complex="12pt" style:font-style-complex="normal" style:font-weight-complex="normal"/>
    </style:style>
    <style:style style:name="P245" style:family="paragraph" style:parent-style-name="Preformatted_20_Text">
      <style:paragraph-properties fo:line-height="150%" fo:text-align="justify" style:justify-single-word="false"/>
      <style:text-properties fo:color="#808080" style:font-name="Courier New" fo:font-size="12pt" fo:font-style="italic" style:text-underline-style="none" fo:font-weight="normal" officeooo:rsid="00258687" officeooo:paragraph-rsid="00290b8b" style:font-size-asian="11pt" style:font-style-asian="normal" style:font-weight-asian="normal" style:font-size-complex="11pt" style:font-style-complex="normal" style:font-weight-complex="normal"/>
    </style:style>
    <style:style style:name="P246" style:family="paragraph" style:parent-style-name="Preformatted_20_Text">
      <style:paragraph-properties fo:line-height="150%" fo:text-align="justify" style:justify-single-word="false"/>
      <style:text-properties fo:color="#808080" style:font-name="Courier New" fo:font-size="12pt" fo:font-style="italic" officeooo:paragraph-rsid="00290b8b" fo:background-color="#efefef" style:font-size-asian="11pt" style:font-size-complex="11pt"/>
    </style:style>
    <style:style style:name="P247" style:family="paragraph" style:parent-style-name="Preformatted_20_Text">
      <style:paragraph-properties fo:line-height="150%" fo:text-align="justify" style:justify-single-word="false"/>
      <style:text-properties fo:color="#808080" style:font-name="Courier New" fo:font-size="12pt" fo:font-style="italic" officeooo:paragraph-rsid="002c37b3" fo:background-color="#efefef"/>
    </style:style>
    <style:style style:name="P248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00" style:font-name="Courier New" fo:font-size="12pt"/>
    </style:style>
    <style:style style:name="P249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00" style:font-name="Courier New" fo:font-size="11pt" style:font-size-asian="11pt" style:font-size-complex="11pt"/>
    </style:style>
    <style:style style:name="P250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00" style:font-name="Courier New" fo:font-size="11pt" officeooo:paragraph-rsid="0031193e" style:font-size-asian="11pt" style:font-size-complex="11pt"/>
    </style:style>
    <style:style style:name="P251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00" style:font-name="Courier New" fo:font-size="11pt" officeooo:paragraph-rsid="003660ce" style:font-size-asian="11pt" style:font-size-complex="11pt"/>
    </style:style>
    <style:style style:name="P252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00" style:font-name="Courier New" fo:font-size="11pt" officeooo:paragraph-rsid="00372e51" style:font-size-asian="11pt" style:font-size-complex="11pt"/>
    </style:style>
    <style:style style:name="P253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00" style:font-name="Courier New" fo:font-size="11pt" officeooo:paragraph-rsid="003942ea" style:font-size-asian="11pt" style:font-size-complex="11pt"/>
    </style:style>
    <style:style style:name="P254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000000" style:font-name="Courier New" fo:font-weight="normal" style:font-weight-asian="normal" style:font-weight-complex="normal"/>
    </style:style>
    <style:style style:name="P255" style:family="paragraph" style:parent-style-name="Preformatted_20_Text">
      <style:paragraph-properties fo:margin-top="0in" fo:margin-bottom="0.1965in" loext:contextual-spacing="false" fo:background-color="#ffffff">
        <style:background-image/>
      </style:paragraph-properties>
      <style:text-properties fo:color="#808080" style:font-name="Courier New" fo:font-size="12pt" fo:font-style="italic"/>
    </style:style>
    <style:style style:name="P256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257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1pt" style:font-size-asian="11pt" style:font-size-complex="11pt"/>
    </style:style>
    <style:style style:name="P258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1pt" officeooo:paragraph-rsid="0031193e" style:font-size-asian="11pt" style:font-size-complex="11pt"/>
    </style:style>
    <style:style style:name="P259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1pt" officeooo:paragraph-rsid="003660ce" style:font-size-asian="11pt" style:font-size-complex="11pt"/>
    </style:style>
    <style:style style:name="P260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1pt" officeooo:paragraph-rsid="00372e51" style:font-size-asian="11pt" style:font-size-complex="11pt"/>
    </style:style>
    <style:style style:name="P261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1pt" officeooo:paragraph-rsid="003942ea" style:font-size-asian="11pt" style:font-size-complex="11pt"/>
    </style:style>
    <style:style style:name="P262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1pt" fo:font-style="normal" style:text-underline-style="none" fo:font-weight="normal" officeooo:rsid="0020eba7" officeooo:paragraph-rsid="00482024" style:font-size-asian="11pt" style:font-style-asian="normal" style:font-weight-asian="normal" style:font-size-complex="11pt" style:font-style-complex="normal" style:font-weight-complex="normal"/>
    </style:style>
    <style:style style:name="P26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2pt"/>
    </style:style>
    <style:style style:name="P264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2pt" fo:font-weight="normal" style:font-weight-asian="normal" style:font-weight-complex="normal"/>
    </style:style>
    <style:style style:name="P265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weight="normal" style:font-weight-asian="normal" style:font-weight-complex="normal"/>
    </style:style>
    <style:style style:name="P266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" fo:font-size="12pt" fo:font-style="italic"/>
    </style:style>
    <style:style style:name="P267" style:family="paragraph" style:parent-style-name="Standard">
      <style:paragraph-properties fo:line-height="150%" fo:text-align="justify" style:justify-single-word="false" fo:background-color="#ffffff">
        <style:background-image/>
      </style:paragraph-properties>
      <style:text-properties fo:color="#000000" style:font-name="Arial" fo:font-size="12pt" fo:font-style="normal" style:text-underline-style="none" fo:font-weight="normal" officeooo:rsid="00502c41" officeooo:paragraph-rsid="00502c41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line-height="150%" fo:text-align="justify" style:justify-single-word="false" fo:background-color="#ffffff">
        <style:background-image/>
      </style:paragraph-properties>
      <style:text-properties fo:color="#000000" style:font-name="Arial" fo:font-size="12pt" fo:font-style="normal" style:text-underline-style="none" fo:font-weight="normal" officeooo:rsid="00502c41" officeooo:paragraph-rsid="00504d0b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line-height="150%" fo:text-align="justify" style:justify-single-word="false" fo:background-color="#ffffff">
        <style:background-image/>
      </style:paragraph-properties>
      <style:text-properties fo:color="#000000" style:font-name="Arial" fo:font-size="12pt" fo:font-style="normal" style:text-underline-style="none" fo:font-weight="normal" officeooo:rsid="00502c41" officeooo:paragraph-rsid="00521d55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2" style:family="paragraph" style:parent-style-name="Standard" style:list-style-name="L1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3f0325" officeooo:paragraph-rsid="003f0325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2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229a8" officeooo:paragraph-rsid="004229a8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482024" officeooo:paragraph-rsid="00482024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20eba7" officeooo:paragraph-rsid="0054fce7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paragraph-rsid="0054fce7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style:text-underline-style="none" fo:font-weight="normal" officeooo:rsid="0054fce7" officeooo:paragraph-rsid="0054fce7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">
      <style:paragraph-properties fo:line-height="150%" fo:text-align="justify" style:justify-single-word="false"/>
      <style:text-properties fo:color="#000000" style:font-name="Courier New" fo:font-size="12pt" fo:font-style="normal" style:text-underline-style="none" fo:font-weight="normal" officeooo:rsid="004229a8" officeooo:paragraph-rsid="004229a8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line-height="150%"/>
      <style:text-properties style:font-name="Arial" officeooo:paragraph-rsid="0054fce7"/>
    </style:style>
    <style:style style:name="P280" style:family="paragraph" style:parent-style-name="Standard">
      <style:text-properties officeooo:paragraph-rsid="0054fce7"/>
    </style:style>
    <style:style style:name="P281" style:family="paragraph" style:parent-style-name="Heading_20_2">
      <style:text-properties officeooo:paragraph-rsid="0017e2c9"/>
    </style:style>
    <style:style style:name="P282" style:family="paragraph" style:parent-style-name="Heading_20_2">
      <style:text-properties officeooo:paragraph-rsid="001c0cc5"/>
    </style:style>
    <style:style style:name="P283" style:family="paragraph" style:parent-style-name="Heading_20_2">
      <style:text-properties officeooo:paragraph-rsid="001f4520"/>
    </style:style>
    <style:style style:name="P284" style:family="paragraph" style:parent-style-name="Heading_20_2">
      <style:text-properties officeooo:paragraph-rsid="0020eba7"/>
    </style:style>
    <style:style style:name="P285" style:family="paragraph" style:parent-style-name="Heading_20_2">
      <style:text-properties officeooo:paragraph-rsid="00267a63"/>
    </style:style>
    <style:style style:name="P286" style:family="paragraph" style:parent-style-name="Heading_20_2">
      <style:text-properties officeooo:paragraph-rsid="00290b8b"/>
    </style:style>
    <style:style style:name="P287" style:family="paragraph" style:parent-style-name="Heading_20_2">
      <style:text-properties officeooo:paragraph-rsid="002d3177"/>
    </style:style>
    <style:style style:name="P288" style:family="paragraph" style:parent-style-name="Heading_20_2">
      <style:text-properties officeooo:paragraph-rsid="0033794f"/>
    </style:style>
    <style:style style:name="P289" style:family="paragraph" style:parent-style-name="Heading_20_2">
      <style:text-properties officeooo:paragraph-rsid="00372e51"/>
    </style:style>
    <style:style style:name="P290" style:family="paragraph" style:parent-style-name="Heading_20_2">
      <style:text-properties officeooo:paragraph-rsid="00376a5a"/>
    </style:style>
    <style:style style:name="P291" style:family="paragraph" style:parent-style-name="Heading_20_2">
      <style:text-properties officeooo:paragraph-rsid="003a4e39"/>
    </style:style>
    <style:style style:name="P292" style:family="paragraph" style:parent-style-name="Heading_20_2">
      <style:text-properties officeooo:paragraph-rsid="003b351c"/>
    </style:style>
    <style:style style:name="P293" style:family="paragraph" style:parent-style-name="Heading_20_2">
      <style:text-properties officeooo:paragraph-rsid="004229a8"/>
    </style:style>
    <style:style style:name="P294" style:family="paragraph" style:parent-style-name="Heading_20_2">
      <style:text-properties officeooo:paragraph-rsid="0045f641"/>
    </style:style>
    <style:style style:name="P295" style:family="paragraph" style:parent-style-name="Heading_20_2">
      <style:text-properties officeooo:paragraph-rsid="004bb3da"/>
    </style:style>
    <style:style style:name="P296" style:family="paragraph" style:parent-style-name="Heading_20_2">
      <style:text-properties officeooo:paragraph-rsid="00504d0b"/>
    </style:style>
    <style:style style:name="P297" style:family="paragraph" style:parent-style-name="Heading_20_2">
      <style:text-properties officeooo:paragraph-rsid="00521d55"/>
    </style:style>
    <style:style style:name="P298" style:family="paragraph" style:parent-style-name="Heading_20_2">
      <style:text-properties officeooo:paragraph-rsid="0054fce7"/>
    </style:style>
    <style:style style:name="P299" style:family="paragraph" style:parent-style-name="Heading_20_1">
      <style:text-properties officeooo:paragraph-rsid="0017e2c9"/>
    </style:style>
    <style:style style:name="P300" style:family="paragraph" style:parent-style-name="Heading_20_1">
      <style:text-properties officeooo:paragraph-rsid="0020eba7"/>
    </style:style>
    <style:style style:name="P301" style:family="paragraph" style:parent-style-name="Heading_20_1">
      <style:text-properties officeooo:paragraph-rsid="00267a63"/>
    </style:style>
    <style:style style:name="P302" style:family="paragraph" style:parent-style-name="Heading_20_1">
      <style:text-properties officeooo:paragraph-rsid="00290b8b"/>
    </style:style>
    <style:style style:name="P303" style:family="paragraph" style:parent-style-name="Heading_20_1">
      <style:text-properties officeooo:paragraph-rsid="002d3177"/>
    </style:style>
    <style:style style:name="P304" style:family="paragraph" style:parent-style-name="Heading_20_1">
      <style:text-properties officeooo:paragraph-rsid="0033794f"/>
    </style:style>
    <style:style style:name="P305" style:family="paragraph" style:parent-style-name="Heading_20_1">
      <style:text-properties officeooo:paragraph-rsid="00372e51"/>
    </style:style>
    <style:style style:name="P306" style:family="paragraph" style:parent-style-name="Heading_20_1">
      <style:text-properties officeooo:paragraph-rsid="00376a5a"/>
    </style:style>
    <style:style style:name="P307" style:family="paragraph" style:parent-style-name="Heading_20_1">
      <style:text-properties officeooo:paragraph-rsid="003a4e39"/>
    </style:style>
    <style:style style:name="P308" style:family="paragraph" style:parent-style-name="Heading_20_1">
      <style:text-properties officeooo:paragraph-rsid="0045f641"/>
    </style:style>
    <style:style style:name="P309" style:family="paragraph" style:parent-style-name="Heading_20_1">
      <style:text-properties officeooo:paragraph-rsid="004bb3da"/>
    </style:style>
    <style:style style:name="P310" style:family="paragraph" style:parent-style-name="Heading_20_1">
      <style:text-properties officeooo:paragraph-rsid="00504d0b"/>
    </style:style>
    <style:style style:name="P311" style:family="paragraph" style:parent-style-name="Heading_20_1">
      <style:text-properties officeooo:paragraph-rsid="00521d55"/>
    </style:style>
    <style:style style:name="P312" style:family="paragraph" style:parent-style-name="Heading_20_1">
      <style:text-properties officeooo:paragraph-rsid="0054fce7"/>
    </style:style>
    <style:style style:name="P313" style:family="paragraph" style:parent-style-name="Contents_20_Heading" style:master-page-name="Standard">
      <style:paragraph-properties style:page-number="auto"/>
    </style:style>
    <style:style style:name="P314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4bb3da" fo:background-color="#efefef" style:font-size-asian="11pt" style:font-size-complex="11pt"/>
    </style:style>
    <style:style style:name="P315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4e33dc" fo:background-color="#efefef" style:font-size-asian="11pt" style:font-size-complex="11pt"/>
    </style:style>
    <style:style style:name="P316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504d0b" fo:background-color="#efefef" style:font-size-asian="11pt" style:font-size-complex="11pt"/>
    </style:style>
    <style:style style:name="P317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1pt" officeooo:paragraph-rsid="00521d55" fo:background-color="#efefef" style:font-size-asian="11pt" style:font-size-complex="11pt"/>
    </style:style>
    <style:style style:name="P318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504d0b" fo:background-color="#efefef"/>
    </style:style>
    <style:style style:name="P319" style:family="paragraph" style:parent-style-name="Preformatted_20_Text">
      <style:paragraph-properties fo:line-height="150%" fo:text-align="justify" style:justify-single-word="false"/>
      <style:text-properties fo:color="#000000" style:font-name="Courier New" fo:font-size="12pt" officeooo:paragraph-rsid="00521d55" fo:background-color="#efefef"/>
    </style:style>
    <style:style style:name="T1" style:family="text">
      <style:text-properties officeooo:rsid="0010f5aa"/>
    </style:style>
    <style:style style:name="T2" style:family="text">
      <style:text-properties officeooo:rsid="0012f277"/>
    </style:style>
    <style:style style:name="T3" style:family="text">
      <style:text-properties officeooo:rsid="0017e2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e2c9" style:font-weight-asian="bold" style:font-weight-complex="bold"/>
    </style:style>
    <style:style style:name="T6" style:family="text">
      <style:text-properties fo:font-weight="bold" officeooo:rsid="00244a19" style:font-weight-asian="bold" style:font-weight-complex="bold"/>
    </style:style>
    <style:style style:name="T7" style:family="text">
      <style:text-properties fo:font-weight="bold" officeooo:rsid="0028c46c" style:font-weight-asian="bold" style:font-weight-complex="bold"/>
    </style:style>
    <style:style style:name="T8" style:family="text">
      <style:text-properties fo:font-weight="bold" officeooo:rsid="0031193e" style:font-weight-asian="bold" style:font-weight-complex="bold"/>
    </style:style>
    <style:style style:name="T9" style:family="text">
      <style:text-properties officeooo:rsid="00192b84"/>
    </style:style>
    <style:style style:name="T10" style:family="text">
      <style:text-properties fo:color="#000080" fo:font-weight="bold"/>
    </style:style>
    <style:style style:name="T11" style:family="text">
      <style:text-properties fo:color="#000080" fo:font-weight="bold" fo:background-color="#efefef" loext:char-shading-value="0"/>
    </style:style>
    <style:style style:name="T12" style:family="text">
      <style:text-properties fo:color="#000080" fo:font-size="12pt" fo:font-weight="bold"/>
    </style:style>
    <style:style style:name="T13" style:family="text">
      <style:text-properties fo:color="#000080" fo:font-size="12pt" fo:font-weight="bold" fo:background-color="#efefef" loext:char-shading-value="0"/>
    </style:style>
    <style:style style:name="T14" style:family="text">
      <style:text-properties fo:font-size="12pt"/>
    </style:style>
    <style:style style:name="T15" style:family="text">
      <style:text-properties fo:font-size="12pt" fo:background-color="#efefef" loext:char-shading-value="0"/>
    </style:style>
    <style:style style:name="T16" style:family="text">
      <style:text-properties fo:font-size="12pt" fo:font-weight="bold" style:font-weight-asian="bold" style:font-weight-complex="bold"/>
    </style:style>
    <style:style style:name="T17" style:family="text">
      <style:text-properties fo:color="#0000ff"/>
    </style:style>
    <style:style style:name="T18" style:family="text">
      <style:text-properties fo:color="#0000ff" fo:font-size="12pt"/>
    </style:style>
    <style:style style:name="T19" style:family="text">
      <style:text-properties fo:color="#0000ff" fo:font-size="12pt" fo:font-weight="bold"/>
    </style:style>
    <style:style style:name="T20" style:family="text">
      <style:text-properties fo:color="#0000ff" fo:font-size="12pt" fo:font-weight="bold" fo:background-color="#efefef" loext:char-shading-value="0"/>
    </style:style>
    <style:style style:name="T21" style:family="text">
      <style:text-properties fo:color="#0000ff" fo:font-weight="bold"/>
    </style:style>
    <style:style style:name="T22" style:family="text">
      <style:text-properties fo:color="#0000ff" fo:font-weight="bold" fo:background-color="#efefef" loext:char-shading-value="0"/>
    </style:style>
    <style:style style:name="T23" style:family="text">
      <style:text-properties fo:color="#0000ff" fo:background-color="#efefef" loext:char-shading-value="0"/>
    </style:style>
    <style:style style:name="T24" style:family="text">
      <style:text-properties fo:color="#008000" fo:font-size="12pt" fo:font-weight="bold"/>
    </style:style>
    <style:style style:name="T25" style:family="text">
      <style:text-properties fo:color="#008000" fo:font-size="12pt" fo:font-weight="bold" fo:background-color="#efefef" loext:char-shading-value="0"/>
    </style:style>
    <style:style style:name="T26" style:family="text">
      <style:text-properties fo:color="#008000" fo:font-weight="bold"/>
    </style:style>
    <style:style style:name="T27" style:family="text">
      <style:text-properties fo:color="#008000" fo:font-weight="bold" fo:background-color="#efefef" loext:char-shading-value="0"/>
    </style:style>
    <style:style style:name="T28" style:family="text">
      <style:text-properties officeooo:rsid="001c0cc5"/>
    </style:style>
    <style:style style:name="T29" style:family="text">
      <style:text-properties style:font-name="Courier New"/>
    </style:style>
    <style:style style:name="T30" style:family="text">
      <style:text-properties style:font-name="Courier New" fo:font-size="10pt" style:font-size-asian="10pt" style:font-size-complex="10pt"/>
    </style:style>
    <style:style style:name="T31" style:family="text">
      <style:text-properties style:font-name="Courier New" fo:font-size="11pt" fo:font-weight="normal" officeooo:rsid="0028c46c" style:font-size-asian="11pt" style:font-weight-asian="normal" style:font-size-complex="11pt" style:font-weight-complex="normal"/>
    </style:style>
    <style:style style:name="T32" style:family="text">
      <style:text-properties style:font-name="Courier New" officeooo:rsid="0028c46c"/>
    </style:style>
    <style:style style:name="T33" style:family="text">
      <style:text-properties style:font-name="Courier New" fo:font-weight="normal" style:font-weight-asian="normal" style:font-weight-complex="normal"/>
    </style:style>
    <style:style style:name="T34" style:family="text">
      <style:text-properties style:font-name="Courier New" officeooo:rsid="00482024"/>
    </style:style>
    <style:style style:name="T35" style:family="text">
      <style:text-properties style:font-name="Courier New" officeooo:rsid="0022f579"/>
    </style:style>
    <style:style style:name="T36" style:family="text">
      <style:text-properties officeooo:rsid="001f4520"/>
    </style:style>
    <style:style style:name="T37" style:family="text">
      <style:text-properties officeooo:rsid="0020eba7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8c46c" style:font-weight-asian="normal" style:font-weight-complex="normal"/>
    </style:style>
    <style:style style:name="T40" style:family="text">
      <style:text-properties fo:font-weight="normal" officeooo:rsid="002cadbe" style:font-weight-asian="normal" style:font-weight-complex="normal"/>
    </style:style>
    <style:style style:name="T41" style:family="text">
      <style:text-properties fo:font-weight="normal" officeooo:rsid="0045f641" style:font-weight-asian="normal" style:font-weight-complex="normal"/>
    </style:style>
    <style:style style:name="T42" style:family="text">
      <style:text-properties fo:background-color="#efefef" loext:char-shading-value="0"/>
    </style:style>
    <style:style style:name="T43" style:family="text">
      <style:text-properties officeooo:rsid="00244a19"/>
    </style:style>
    <style:style style:name="T44" style:family="text">
      <style:text-properties officeooo:rsid="00267a63"/>
    </style:style>
    <style:style style:name="T45" style:family="text">
      <style:text-properties officeooo:rsid="00290b8b"/>
    </style:style>
    <style:style style:name="T46" style:family="text">
      <style:text-properties officeooo:rsid="002b9703"/>
    </style:style>
    <style:style style:name="T47" style:family="text">
      <style:text-properties officeooo:rsid="002ba844"/>
    </style:style>
    <style:style style:name="T48" style:family="text">
      <style:text-properties officeooo:rsid="002c37b3"/>
    </style:style>
    <style:style style:name="T49" style:family="text">
      <style:text-properties officeooo:rsid="002d3177"/>
    </style:style>
    <style:style style:name="T50" style:family="text">
      <style:text-properties fo:color="#660e7a" fo:font-weight="bold"/>
    </style:style>
    <style:style style:name="T51" style:family="text">
      <style:text-properties fo:color="#660e7a" fo:font-weight="bold" fo:background-color="#efefef" loext:char-shading-value="0"/>
    </style:style>
    <style:style style:name="T52" style:family="text">
      <style:text-properties fo:color="#660e7a" fo:font-size="12pt" fo:font-weight="bold"/>
    </style:style>
    <style:style style:name="T53" style:family="text">
      <style:text-properties officeooo:rsid="0033794f"/>
    </style:style>
    <style:style style:name="T54" style:family="text">
      <style:text-properties officeooo:rsid="00372e51"/>
    </style:style>
    <style:style style:name="T55" style:family="text">
      <style:text-properties officeooo:rsid="00376a5a"/>
    </style:style>
    <style:style style:name="T56" style:family="text">
      <style:text-properties officeooo:rsid="0037de64"/>
    </style:style>
    <style:style style:name="T57" style:family="text">
      <style:text-properties fo:color="#008080" fo:font-weight="bold"/>
    </style:style>
    <style:style style:name="T58" style:family="text">
      <style:text-properties officeooo:rsid="003a4e39"/>
    </style:style>
    <style:style style:name="T59" style:family="text">
      <style:text-properties officeooo:rsid="003b351c"/>
    </style:style>
    <style:style style:name="T60" style:family="text">
      <style:text-properties officeooo:rsid="003c325d"/>
    </style:style>
    <style:style style:name="T61" style:family="text">
      <style:text-properties officeooo:rsid="003de81c"/>
    </style:style>
    <style:style style:name="T62" style:family="text">
      <style:text-properties officeooo:rsid="003e3c37"/>
    </style:style>
    <style:style style:name="T63" style:family="text">
      <style:text-properties officeooo:rsid="004229a8"/>
    </style:style>
    <style:style style:name="T64" style:family="text">
      <style:text-properties officeooo:rsid="0045f641"/>
    </style:style>
    <style:style style:name="T65" style:family="text">
      <style:text-properties officeooo:rsid="00482024"/>
    </style:style>
    <style:style style:name="T66" style:family="text">
      <style:text-properties officeooo:rsid="004b7790"/>
    </style:style>
    <style:style style:name="T67" style:family="text">
      <style:text-properties officeooo:rsid="004bb3da"/>
    </style:style>
    <style:style style:name="T68" style:family="text">
      <style:text-properties officeooo:rsid="004d619b"/>
    </style:style>
    <style:style style:name="T69" style:family="text">
      <style:text-properties officeooo:rsid="00504d0b"/>
    </style:style>
    <style:style style:name="T70" style:family="text">
      <style:text-properties officeooo:rsid="00521d55"/>
    </style:style>
    <style:style style:name="T71" style:family="text">
      <style:text-properties officeooo:rsid="0054fce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3">Índice</text:p>
          </text:index-title>
          <text:p text:style-name="P270"><text:a xlink:type="simple" xlink:href="#__RefHeading__876_125555529" text:style-name="Index_20_Link" text:visited-style-name="Index_20_Link">1. Instalando o SASS<text:tab/>2</text:a></text:p>
          <text:p text:style-name="P271"><text:a xlink:type="simple" xlink:href="#__RefHeading__2438_682025447" text:style-name="Index_20_Link" text:visited-style-name="Index_20_Link">1.1 Instalando o SASS<text:tab/>2</text:a></text:p>
          <text:p text:style-name="P270"><text:a xlink:type="simple" xlink:href="#__RefHeading__876_1255555291" text:style-name="Index_20_Link" text:visited-style-name="Index_20_Link">2. Testando o SASS<text:tab/>2</text:a></text:p>
          <text:p text:style-name="P271"><text:a xlink:type="simple" xlink:href="#__RefHeading__2438_6820254471" text:style-name="Index_20_Link" text:visited-style-name="Index_20_Link">2.1 Testando o SASS<text:tab/>2</text:a></text:p>
          <text:p text:style-name="P271"><text:a xlink:type="simple" xlink:href="#__RefHeading__2438_68202544711" text:style-name="Index_20_Link" text:visited-style-name="Index_20_Link">2.2 Adicionando o watcher por linha de comando para um arquivo<text:tab/>3</text:a></text:p>
          <text:p text:style-name="P271"><text:a xlink:type="simple" xlink:href="#__RefHeading__2438_682025447111" text:style-name="Index_20_Link" text:visited-style-name="Index_20_Link">2.3 Adicionando o watcher por linha de comando para todos os arquivos de uma pasta<text:tab/>4</text:a></text:p>
          <text:p text:style-name="P270"><text:a xlink:type="simple" xlink:href="#__RefHeading__876_12555552911" text:style-name="Index_20_Link" text:visited-style-name="Index_20_Link">3. Entendendo o encadeamento ou nesting<text:tab/>4</text:a></text:p>
          <text:p text:style-name="P271"><text:a xlink:type="simple" xlink:href="#__RefHeading__2438_68202544712" text:style-name="Index_20_Link" text:visited-style-name="Index_20_Link">3.1 Criando projeto com SASS<text:tab/>4</text:a></text:p>
          <text:p text:style-name="P270"><text:a xlink:type="simple" xlink:href="#__RefHeading__876_125555529111" text:style-name="Index_20_Link" text:visited-style-name="Index_20_Link">4. Trabalhando com herança<text:tab/>6</text:a></text:p>
          <text:p text:style-name="P271"><text:a xlink:type="simple" xlink:href="#__RefHeading__2438_682025447121" text:style-name="Index_20_Link" text:visited-style-name="Index_20_Link">4.1 Trabalhando com herança<text:tab/>6</text:a></text:p>
          <text:p text:style-name="P270"><text:a xlink:type="simple" xlink:href="#__RefHeading__876_125555529112" text:style-name="Index_20_Link" text:visited-style-name="Index_20_Link">5. Importação e Merging<text:tab/>8</text:a></text:p>
          <text:p text:style-name="P271"><text:a xlink:type="simple" xlink:href="#__RefHeading__2438_6820254471211" text:style-name="Index_20_Link" text:visited-style-name="Index_20_Link">5.1 Importação e merging<text:tab/>8</text:a></text:p>
          <text:p text:style-name="P270"><text:a xlink:type="simple" xlink:href="#__RefHeading__876_1255555291121" text:style-name="Index_20_Link" text:visited-style-name="Index_20_Link">6. Trabalhando com variáveis<text:tab/>10</text:a></text:p>
          <text:p text:style-name="P271"><text:a xlink:type="simple" xlink:href="#__RefHeading__2438_68202544712111" text:style-name="Index_20_Link" text:visited-style-name="Index_20_Link">6.1 Trabalhando com variáveis<text:tab/>10</text:a></text:p>
          <text:p text:style-name="P270"><text:a xlink:type="simple" xlink:href="#__RefHeading__876_12555552911211" text:style-name="Index_20_Link" text:visited-style-name="Index_20_Link">7. Chamando funções<text:tab/>12</text:a></text:p>
          <text:p text:style-name="P271"><text:a xlink:type="simple" xlink:href="#__RefHeading__2438_682025447121111" text:style-name="Index_20_Link" text:visited-style-name="Index_20_Link">7.1 Trabalhando com funções<text:tab/>12</text:a></text:p>
          <text:p text:style-name="P270"><text:a xlink:type="simple" xlink:href="#__RefHeading__876_125555529112111" text:style-name="Index_20_Link" text:visited-style-name="Index_20_Link">8. Criando funções<text:tab/>14</text:a></text:p>
          <text:p text:style-name="P271"><text:a xlink:type="simple" xlink:href="#__RefHeading__2438_6820254471211111" text:style-name="Index_20_Link" text:visited-style-name="Index_20_Link">8.1 Criando funções<text:tab/>14</text:a></text:p>
          <text:p text:style-name="P270"><text:a xlink:type="simple" xlink:href="#__RefHeading__876_1255555291121111" text:style-name="Index_20_Link" text:visited-style-name="Index_20_Link">9. Trabalhando com mixins<text:tab/>17</text:a></text:p>
          <text:p text:style-name="P271"><text:a xlink:type="simple" xlink:href="#__RefHeading__2438_68202544712111111" text:style-name="Index_20_Link" text:visited-style-name="Index_20_Link">9.1 Trabalhando com mixins<text:tab/>17</text:a></text:p>
          <text:p text:style-name="P270"><text:a xlink:type="simple" xlink:href="#__RefHeading__876_1255555292" text:style-name="Index_20_Link" text:visited-style-name="Index_20_Link">10. Instalando o Compass<text:tab/>19</text:a></text:p>
          <text:p text:style-name="P271"><text:a xlink:type="simple" xlink:href="#__RefHeading__2438_6820254472" text:style-name="Index_20_Link" text:visited-style-name="Index_20_Link">10.1 Instalando o Compass<text:tab/>19</text:a></text:p>
          <text:p text:style-name="P271"><text:a xlink:type="simple" xlink:href="#__RefHeading__2438_68202544721" text:style-name="Index_20_Link" text:visited-style-name="Index_20_Link">10.2 Criando um projeto com compass<text:tab/>20</text:a></text:p>
          <text:p text:style-name="P271"><text:a xlink:type="simple" xlink:href="#__RefHeading__2438_682025447211" text:style-name="Index_20_Link" text:visited-style-name="Index_20_Link">10.3 Ativar o watch do sass<text:tab/>21</text:a></text:p>
          <text:p text:style-name="P270"><text:a xlink:type="simple" xlink:href="#__RefHeading__876_12555552921" text:style-name="Index_20_Link" text:visited-style-name="Index_20_Link">11. Preparando projeto Compass<text:tab/>21</text:a></text:p>
          <text:p text:style-name="P271"><text:a xlink:type="simple" xlink:href="#__RefHeading__2438_68202544722" text:style-name="Index_20_Link" text:visited-style-name="Index_20_Link">11.1 Preparando o projeto Compass<text:tab/>21</text:a></text:p>
          <text:p text:style-name="P270"><text:a xlink:type="simple" xlink:href="#__RefHeading__876_125555529211" text:style-name="Index_20_Link" text:visited-style-name="Index_20_Link">12. Mixins do Compass<text:tab/>22</text:a></text:p>
          <text:p text:style-name="P271"><text:a xlink:type="simple" xlink:href="#__RefHeading__2438_682025447221" text:style-name="Index_20_Link" text:visited-style-name="Index_20_Link">12.1 Mixins do Compass<text:tab/>22</text:a></text:p>
        </text:index-body>
      </text:table-of-content>
      <text:p text:style-name="P2"/>
      <text:p text:style-name="P2"><text:bookmark-start text:name="__DdeLink__136_67247383"/></text:p>
      <text:h text:style-name="Heading_20_1" text:outline-level="1"><text:bookmark-start text:name="__RefHeading__876_125555529"/><text:soft-page-break/>1. <text:span text:style-name="T1">Instalando o SASS</text:span><text:bookmark-end text:name="__RefHeading__876_125555529"/></text:h>
      <text:p text:style-name="Standard"/>
      <text:h text:style-name="Heading_20_2" text:outline-level="2"><text:bookmark-start text:name="__RefHeading__2438_682025447"/>1.1 <text:span text:style-name="T1">Instalando o SASS</text:span><text:bookmark-end text:name="__RefHeading__2438_682025447"/></text:h>
      <text:p text:style-name="P3"/>
      <text:p text:style-name="P21">Acessar <text:a xlink:type="simple" xlink:href="http://sass-lang.com/install" text:style-name="Internet_20_link" text:visited-style-name="Visited_20_Internet_20_Link">http://sass-lang.com/install</text:a></text:p>
      <text:p text:style-name="P21"><text:bookmark-end text:name="__DdeLink__136_67247383"/></text:p>
      <text:p text:style-name="P24">É preciso instalar o ruby. (No windows instalar pelo RubyInstaler <text:s/><text:span text:style-name="T2">www.rubyinstaller.org</text:span>)</text:p>
      <text:p text:style-name="P168">apt-get install ruby</text:p>
      <text:p text:style-name="P24"/>
      <text:p text:style-name="P26">Instalando o sass</text:p>
      <text:p text:style-name="P170">sudo gem install sass</text:p>
      <text:p text:style-name="P24"/>
      <text:p text:style-name="P26">Checando </text:p>
      <text:p text:style-name="P170">sass -v</text:p>
      <text:p text:style-name="P26"/>
      <text:p text:style-name="P28">Sass 3.4.14 (Selective Steve)</text:p>
      <text:p text:style-name="P28"/>
      <text:p text:style-name="P28"/>
      <text:p text:style-name="P24"/>
      <text:p text:style-name="P29"/>
      <text:p text:style-name="P29"/>
      <text:p text:style-name="P29"/>
      <text:p text:style-name="P29"/>
      <text:p text:style-name="P29"/>
      <text:p text:style-name="P29"/>
      <text:h text:style-name="P299" text:outline-level="1"><text:bookmark-start text:name="__RefHeading__876_1255555291"/><text:span text:style-name="T3">2</text:span>. <text:span text:style-name="T3">Testando o SASS</text:span><text:bookmark-end text:name="__RefHeading__876_1255555291"/></text:h>
      <text:p text:style-name="P180"/>
      <text:h text:style-name="P281" text:outline-level="2"><text:bookmark-start text:name="__RefHeading__2438_6820254471"/><text:span text:style-name="T3">2</text:span>.1 <text:span text:style-name="T3">Testando o SASS</text:span><text:bookmark-end text:name="__RefHeading__2438_6820254471"/></text:h>
      <text:p text:style-name="P4"/>
      <text:p text:style-name="P22"><text:span text:style-name="T3">Extensão do sass: </text:span><text:span text:style-name="T5">scss</text:span></text:p>
      <text:p text:style-name="P22"/>
      <text:p text:style-name="P30">Abrir a IDE: <text:s/>Exemplo PHPStorm</text:p>
      <text:p text:style-name="P31"><text:soft-page-break/>Criar um projeto e um novo arquivo sass: <text:span text:style-name="T4">teste.scss</text:span></text:p>
      <text:p text:style-name="P31"/>
      <text:p text:style-name="P210"><text:span text:style-name="T10">h1 </text:span>{</text:p>
      <text:p text:style-name="P257"><text:s text:c="2"/><text:span text:style-name="T21">color</text:span>: <text:span text:style-name="T26">red</text:span>;</text:p>
      <text:p text:style-name="P249">}</text:p>
      <text:p text:style-name="P172"/>
      <text:p text:style-name="P31">Todo arquivo sass suporta css por inteiro. <text:s/><text:span text:style-name="T9">Nem tudo que se coloca no sass o css suporta. <text:s/>O arquivo sass deve ser compilado para gerar um arquivo css.</text:span></text:p>
      <text:p text:style-name="P31"/>
      <text:p text:style-name="P33"><text:span text:style-name="T4">Watcher</text:span>: <text:span text:style-name="T28">compilador que </text:span>fica escutando um arquivo sass e verificando se ele tem mudança. <text:s/>Se tiver mudança ele compila o arquivo css <text:span text:style-name="T28">correspondente automaticamente</text:span>.</text:p>
      <text:p text:style-name="P33"/>
      <text:p text:style-name="P33"/>
      <text:p text:style-name="P181"/>
      <text:h text:style-name="P282" text:outline-level="2"><text:bookmark-start text:name="__RefHeading__2438_68202544711"/><text:span text:style-name="T3">2</text:span>.<text:span text:style-name="T28">2</text:span> <text:span text:style-name="T28">Adicionando o watcher por linha de comando para um arquivo</text:span><text:bookmark-end text:name="__RefHeading__2438_68202544711"/></text:h>
      <text:p text:style-name="P5"/>
      <text:p text:style-name="P34"><text:span text:style-name="T3">N</text:span>a pasta onde está o arquivo <text:span text:style-name="T29">teste.scss</text:span> abrir um terminal e iniciar o comando</text:p>
      <text:p text:style-name="P177">sass --watch teste.scss:teste.css</text:p>
      <text:p text:style-name="P31"/>
      <text:p text:style-name="P173">&gt;&gt;&gt; Sass is watching for changes. Press Ctrl-C to stop.</text:p>
      <text:p text:style-name="P173"><text:s text:c="6"/>write teste.css</text:p>
      <text:p text:style-name="P173"><text:s text:c="6"/>write teste.css.map</text:p>
      <text:p text:style-name="P173">[Listen warning]:</text:p>
      <text:p text:style-name="P50"><text:span text:style-name="T30"><text:s text:c="2"/>Listen will be polling for changes. Learn more at </text:span><text:a xlink:type="simple" xlink:href="https://github.com/guard/listen#polling-fallback" text:style-name="Internet_20_link" text:visited-style-name="Visited_20_Internet_20_Link"><text:span text:style-name="T30">https://github.com/guard/listen#polling-fallback</text:span></text:a><text:span text:style-name="T30">.</text:span></text:p>
      <text:p text:style-name="P175"/>
      <text:p text:style-name="P50"/>
      <text:p text:style-name="P52">Sempre que alterar, o comando acima será atualizado.</text:p>
      <text:p text:style-name="P52"/>
      <text:p text:style-name="P182"/>
      <text:h text:style-name="P283" text:outline-level="2"><text:bookmark-start text:name="__RefHeading__2438_682025447111"/><text:soft-page-break/><text:span text:style-name="T3">2</text:span>.<text:span text:style-name="T37">3</text:span> <text:span text:style-name="T28">Adicionando o watcher por linha de comando para todos os arquivos de uma pasta</text:span><text:bookmark-end text:name="__RefHeading__2438_682025447111"/></text:h>
      <text:p text:style-name="P6"/>
      <text:p text:style-name="P35"><text:span text:style-name="T3">N</text:span>a pasta onde est<text:span text:style-name="T36">ão os </text:span>arquivo<text:span text:style-name="T36">s</text:span> <text:span text:style-name="T29">.scss</text:span> abrir um terminal e iniciar o comando</text:p>
      <text:p text:style-name="P178">sass --watch .</text:p>
      <text:p text:style-name="P32"/>
      <text:p text:style-name="P174">&gt;&gt;&gt; Sass is watching for changes. Press Ctrl-C to stop.</text:p>
      <text:p text:style-name="P174"><text:s text:c="6"/>write teste.css</text:p>
      <text:p text:style-name="P174"><text:s text:c="6"/>write teste.css.map</text:p>
      <text:p text:style-name="P174">[Listen warning]:</text:p>
      <text:p text:style-name="P51"><text:span text:style-name="T30"><text:s text:c="2"/>Listen will be polling for changes. Learn more at </text:span><text:a xlink:type="simple" xlink:href="https://github.com/guard/listen#polling-fallback" text:style-name="Internet_20_link" text:visited-style-name="Visited_20_Internet_20_Link"><text:span text:style-name="T30">https://github.com/guard/listen#polling-fallback</text:span></text:a><text:span text:style-name="T30">.</text:span></text:p>
      <text:p text:style-name="P176"/>
      <text:p text:style-name="P51"/>
      <text:p text:style-name="P53">Sempre que alterar, o comando acima será atualizado.</text:p>
      <text:p text:style-name="P53"/>
      <text:p text:style-name="P30"/>
      <text:p text:style-name="P54"/>
      <text:h text:style-name="P300" text:outline-level="1"><text:bookmark-start text:name="__RefHeading__876_12555552911"/><text:span text:style-name="T37">3</text:span>. <text:span text:style-name="T37">Entendendo o encadeamento ou nesting</text:span><text:bookmark-end text:name="__RefHeading__876_12555552911"/></text:h>
      <text:p text:style-name="P183"/>
      <text:h text:style-name="P284" text:outline-level="2"><text:bookmark-start text:name="__RefHeading__2438_68202544712"/><text:span text:style-name="T37">3</text:span>.1 <text:span text:style-name="T37">Criando projeto com SASS</text:span><text:bookmark-end text:name="__RefHeading__2438_68202544712"/></text:h>
      <text:p text:style-name="P7"/>
      <text:p text:style-name="P55"><text:span text:style-name="T38">Projeto: </text:span><text:span text:style-name="T4">curso-sass</text:span></text:p>
      <text:p text:style-name="P74"/>
      <text:p text:style-name="P78">Criar arquivos:</text:p>
      <text:p text:style-name="P78"/>
      <text:p text:style-name="P78"/>
      <text:p text:style-name="P140">index.html</text:p>
      <text:p text:style-name="P198"><text:span text:style-name="T42">&lt;!DOCTYPE </text:span><text:span text:style-name="T22">html</text:span><text:span text:style-name="T42">&gt;</text:span></text:p>
      <text:p text:style-name="P263"><text:span text:style-name="T42">&lt;</text:span><text:span text:style-name="T11">html</text:span><text:span text:style-name="T42">&gt;</text:span></text:p>
      <text:p text:style-name="P263"><text:span text:style-name="T42">&lt;</text:span><text:span text:style-name="T11">head</text:span><text:span text:style-name="T42">&gt;</text:span></text:p>
      <text:p text:style-name="P256"><text:s text:c="4"/><text:span text:style-name="T15">&lt;</text:span><text:span text:style-name="T13">title</text:span><text:span text:style-name="T15">&gt;</text:span><text:span text:style-name="T14">Curso SASS</text:span><text:span text:style-name="T15">&lt;/</text:span><text:span text:style-name="T13">title</text:span><text:span text:style-name="T15">&gt;</text:span></text:p>
      <text:p text:style-name="P256"><text:s text:c="4"/><text:span text:style-name="T15">&lt;</text:span><text:span text:style-name="T13">link </text:span><text:span text:style-name="T20">rel=</text:span><text:span text:style-name="T25">"stylesheet" </text:span><text:span text:style-name="T20">href=</text:span><text:span text:style-name="T25">"style.css"</text:span><text:span text:style-name="T15">&gt;</text:span></text:p>
      <text:p text:style-name="P263"><text:soft-page-break/><text:span text:style-name="T42">&lt;/</text:span><text:span text:style-name="T11">head</text:span><text:span text:style-name="T42">&gt;</text:span></text:p>
      <text:p text:style-name="P263"><text:span text:style-name="T42">&lt;</text:span><text:span text:style-name="T11">body</text:span><text:span text:style-name="T42">&gt;</text:span></text:p>
      <text:p text:style-name="P263"><text:span text:style-name="T42">&lt;</text:span><text:span text:style-name="T11">h1</text:span><text:span text:style-name="T42">&gt;</text:span>Curso SASS - School of Net<text:span text:style-name="T42">&lt;/</text:span><text:span text:style-name="T11">h1</text:span><text:span text:style-name="T42">&gt;</text:span></text:p>
      <text:p text:style-name="P263"><text:span text:style-name="T42">&lt;</text:span><text:span text:style-name="T11">p</text:span><text:span text:style-name="T42">&gt;</text:span></text:p>
      <text:p text:style-name="P256"><text:s text:c="4"/><text:span text:style-name="T14">Olá mundo! </text:span><text:span text:style-name="T15">&lt;</text:span><text:span text:style-name="T13">a </text:span><text:span text:style-name="T20">href=</text:span><text:span text:style-name="T25">"#"</text:span><text:span text:style-name="T15">&gt;</text:span><text:span text:style-name="T14">Isso é um teste</text:span><text:span text:style-name="T15">&lt;/</text:span><text:span text:style-name="T13">a</text:span><text:span text:style-name="T15">&gt;</text:span></text:p>
      <text:p text:style-name="P263"><text:span text:style-name="T42">&lt;/</text:span><text:span text:style-name="T11">p</text:span><text:span text:style-name="T42">&gt;</text:span></text:p>
      <text:p text:style-name="P263"><text:span text:style-name="T42">&lt;</text:span><text:span text:style-name="T11">p </text:span><text:span text:style-name="T22">id=</text:span><text:span text:style-name="T27">"paragrafo"</text:span><text:span text:style-name="T42">&gt;</text:span></text:p>
      <text:p text:style-name="P256"><text:s text:c="4"/><text:span text:style-name="T14">Olá parágrafo</text:span></text:p>
      <text:p text:style-name="P263"><text:span text:style-name="T42">&lt;/</text:span><text:span text:style-name="T11">p</text:span><text:span text:style-name="T42">&gt;</text:span></text:p>
      <text:p text:style-name="P263"><text:span text:style-name="T42">&lt;/</text:span><text:span text:style-name="T11">body</text:span><text:span text:style-name="T42">&gt;</text:span></text:p>
      <text:p text:style-name="P248"><text:span text:style-name="T42">&lt;/</text:span><text:span text:style-name="T11">html</text:span><text:span text:style-name="T42">&gt;</text:span></text:p>
      <text:p text:style-name="P201"/>
      <text:p text:style-name="P140"/>
      <text:p text:style-name="P92">Iniciar servidor PHP pela linha de comando</text:p>
      <text:p text:style-name="P102">Entrar na pasta do projeto ~/cursos/curso-sass e entrar com o comando</text:p>
      <text:p text:style-name="P154">php -S 0.0.0.0:8888</text:p>
      <text:p text:style-name="P78"/>
      <text:p text:style-name="P78"><text:span text:style-name="T29">style.scss</text:span> (ativar o compilador pela IDE ou pela linha de comando. <text:s/>No PHPStorm dividir a tela em duas colunas para ver o style.scss e o style.css gerado. <text:s/>Inicializar o watcher peda IDE) <text:s/><text:span text:style-name="T43">Exemplo de encadeamento ou nesting com o p e o a. Operador </text:span><text:span text:style-name="T6">&amp;:hover </text:span><text:span text:style-name="T43">no lugar de </text:span><text:span text:style-name="T6">a:hover</text:span></text:p>
      <text:p text:style-name="P197"><text:span text:style-name="T10">body </text:span>{</text:p>
      <text:p text:style-name="P256"><text:s text:c="2"/><text:span text:style-name="T19">font-family</text:span><text:span text:style-name="T14">: </text:span><text:span text:style-name="T12">Verdana</text:span><text:span text:style-name="T14">, </text:span><text:span text:style-name="T12">Arial</text:span><text:span text:style-name="T14">, </text:span><text:span text:style-name="T24">sans-serif</text:span><text:span text:style-name="T14">;</text:span></text:p>
      <text:p text:style-name="P263">}</text:p>
      <text:p text:style-name="P263"><text:span text:style-name="T10">p </text:span>{</text:p>
      <text:p text:style-name="P256"><text:s text:c="2"/><text:span text:style-name="T19">font-size</text:span><text:span text:style-name="T14">: </text:span><text:span text:style-name="T18">18</text:span><text:span text:style-name="T24">px</text:span><text:span text:style-name="T14">;</text:span></text:p>
      <text:p text:style-name="P256"><text:s text:c="2"/><text:span text:style-name="T12">a </text:span><text:span text:style-name="T14">{</text:span></text:p>
      <text:p text:style-name="P256"><text:s text:c="4"/><text:span text:style-name="T19">color</text:span><text:span text:style-name="T14">: </text:span><text:span text:style-name="T24">red</text:span><text:span text:style-name="T14">;</text:span></text:p>
      <text:p text:style-name="P256"><text:s text:c="4"/><text:span text:style-name="T14">&amp;:</text:span><text:span text:style-name="T12">hover </text:span><text:span text:style-name="T14">{</text:span></text:p>
      <text:p text:style-name="P256"><text:s text:c="6"/><text:span text:style-name="T19">text-decoration</text:span><text:span text:style-name="T14">: </text:span><text:span text:style-name="T24">none</text:span><text:span text:style-name="T14">;</text:span></text:p>
      <text:p text:style-name="P256"><text:s text:c="4"/><text:span text:style-name="T14">}</text:span></text:p>
      <text:p text:style-name="P256"><text:s text:c="2"/><text:span text:style-name="T14">}</text:span></text:p>
      <text:p text:style-name="P263">}</text:p>
      <text:p text:style-name="P263"><text:span text:style-name="T10">#paragrafo </text:span>{</text:p>
      <text:p text:style-name="P256"><text:s text:c="2"/><text:span text:style-name="T19">color</text:span><text:span text:style-name="T14">: </text:span><text:span text:style-name="T24">green</text:span><text:span text:style-name="T14">;</text:span></text:p>
      <text:p text:style-name="P248">}</text:p>
      <text:p text:style-name="P197"/>
      <text:p text:style-name="P122">Vai resultar no css</text:p>
      <text:p text:style-name="P122"><text:soft-page-break/></text:p>
      <text:p text:style-name="P225"><text:span text:style-name="T10">body </text:span>{</text:p>
      <text:p text:style-name="P257"><text:s text:c="2"/><text:span text:style-name="T21">font-family</text:span>: <text:span text:style-name="T10">Verdana</text:span>, <text:span text:style-name="T10">Arial</text:span>, <text:span text:style-name="T26">sans-serif</text:span>; }</text:p>
      <text:p text:style-name="P257"><text:span text:style-name="T10">p </text:span>{</text:p>
      <text:p text:style-name="P257"><text:s text:c="2"/><text:span text:style-name="T21">font-size</text:span>: <text:span text:style-name="T17">18</text:span><text:span text:style-name="T26">px</text:span>; }</text:p>
      <text:p text:style-name="P257"><text:s text:c="2"/><text:span text:style-name="T10">p a </text:span>{</text:p>
      <text:p text:style-name="P257"><text:s text:c="4"/><text:span text:style-name="T21">color</text:span>: <text:span text:style-name="T26">red</text:span>; }</text:p>
      <text:p text:style-name="P257"><text:s text:c="4"/><text:span text:style-name="T10">p a</text:span>:<text:span text:style-name="T10">hover </text:span>{</text:p>
      <text:p text:style-name="P257"><text:s text:c="6"/><text:span text:style-name="T21">text-decoration</text:span>: <text:span text:style-name="T26">none</text:span>; }</text:p>
      <text:p text:style-name="P257"><text:span text:style-name="T10">#paragrafo </text:span>{</text:p>
      <text:p text:style-name="P249"><text:s text:c="2"/><text:span text:style-name="T21">color</text:span>: <text:span text:style-name="T26">green</text:span>; }</text:p>
      <text:p text:style-name="P122"/>
      <text:p text:style-name="P122"/>
      <text:p text:style-name="P112">Obs.: <text:span text:style-name="T4">&amp;</text:span> significa que está relacionado ao objeto ( a no caso)</text:p>
      <text:p text:style-name="P78"/>
      <text:p text:style-name="P112"/>
      <text:p text:style-name="P59"/>
      <text:h text:style-name="P301" text:outline-level="1"><text:bookmark-start text:name="__RefHeading__876_125555529111"/><text:span text:style-name="T44">4</text:span>. <text:span text:style-name="T44">Trabalhando com herança</text:span><text:bookmark-end text:name="__RefHeading__876_125555529111"/></text:h>
      <text:p text:style-name="P184"/>
      <text:h text:style-name="P285" text:outline-level="2"><text:bookmark-start text:name="__RefHeading__2438_682025447121"/><text:span text:style-name="T45">4</text:span>.1 <text:span text:style-name="T44">Trabalhando com herança</text:span><text:bookmark-end text:name="__RefHeading__2438_682025447121"/></text:h>
      <text:p text:style-name="P8"/>
      <text:p text:style-name="P60"><text:span text:style-name="T38">A herança permite herdar propriedades de um seletor. <text:s/></text:span><text:span text:style-name="T39">Utilizar o operador </text:span><text:span text:style-name="T31">@extends &lt;nome-do-que-se-quer-herdar&gt;</text:span><text:span text:style-name="T39"> .</text:span></text:p>
      <text:p text:style-name="P36"/>
      <text:p text:style-name="P56"><text:span text:style-name="T38">Projeto: </text:span><text:span text:style-name="T4">curso-sass</text:span></text:p>
      <text:p text:style-name="P75"/>
      <text:p text:style-name="P79">Criar arquivos:</text:p>
      <text:p text:style-name="P79"/>
      <text:p text:style-name="P79"/>
      <text:p text:style-name="P141">index<text:span text:style-name="T44">2</text:span>.html</text:p>
      <text:p text:style-name="P211"><text:span text:style-name="T42">&lt;!DOCTYPE </text:span><text:span text:style-name="T22">html</text:span><text:span text:style-name="T42">&gt;</text:span></text:p>
      <text:p text:style-name="P257"><text:span text:style-name="T42">&lt;</text:span><text:span text:style-name="T11">html</text:span><text:span text:style-name="T42">&gt;</text:span></text:p>
      <text:p text:style-name="P257"><text:span text:style-name="T42">&lt;</text:span><text:span text:style-name="T11">head</text:span><text:span text:style-name="T42">&gt;</text:span></text:p>
      <text:p text:style-name="P257"><text:s text:c="4"/><text:span text:style-name="T42">&lt;</text:span><text:span text:style-name="T11">title</text:span><text:span text:style-name="T42">&gt;</text:span>Curso SASS<text:span text:style-name="T42">&lt;/</text:span><text:span text:style-name="T11">title</text:span><text:span text:style-name="T42">&gt;</text:span></text:p>
      <text:p text:style-name="P257"><text:s text:c="4"/><text:span text:style-name="T42">&lt;</text:span><text:span text:style-name="T11">link </text:span><text:span text:style-name="T22">rel=</text:span><text:span text:style-name="T27">"stylesheet" </text:span><text:span text:style-name="T22">href=</text:span><text:span text:style-name="T27">"style2.css"</text:span><text:span text:style-name="T42">&gt;</text:span></text:p>
      <text:p text:style-name="P257"><text:soft-page-break/><text:span text:style-name="T42">&lt;/</text:span><text:span text:style-name="T11">head</text:span><text:span text:style-name="T42">&gt;</text:span></text:p>
      <text:p text:style-name="P257"><text:span text:style-name="T42">&lt;</text:span><text:span text:style-name="T11">body</text:span><text:span text:style-name="T42">&gt;</text:span></text:p>
      <text:p text:style-name="P257"><text:span text:style-name="T42">&lt;</text:span><text:span text:style-name="T11">h1</text:span><text:span text:style-name="T42">&gt;</text:span>Curso SASS - School of Net<text:span text:style-name="T42">&lt;/</text:span><text:span text:style-name="T11">h1</text:span><text:span text:style-name="T42">&gt;</text:span></text:p>
      <text:p text:style-name="P257"><text:span text:style-name="T42">&lt;</text:span><text:span text:style-name="T11">div </text:span><text:span text:style-name="T22">class=</text:span><text:span text:style-name="T27">"box"</text:span><text:span text:style-name="T42">&gt;</text:span></text:p>
      <text:p text:style-name="P257"><text:s text:c="4"/>Esse é o box <text:span text:style-name="T42">&lt;</text:span><text:span text:style-name="T11">em</text:span><text:span text:style-name="T42">&gt;</text:span>azul<text:span text:style-name="T42">&lt;/</text:span><text:span text:style-name="T11">em</text:span><text:span text:style-name="T42">&gt;</text:span></text:p>
      <text:p text:style-name="P257"><text:span text:style-name="T42">&lt;/</text:span><text:span text:style-name="T11">div</text:span><text:span text:style-name="T42">&gt;</text:span></text:p>
      <text:p text:style-name="P257"><text:span text:style-name="T42">&lt;</text:span><text:span text:style-name="T11">div </text:span><text:span text:style-name="T22">class=</text:span><text:span text:style-name="T27">"vermelho"</text:span><text:span text:style-name="T42">&gt;</text:span></text:p>
      <text:p text:style-name="P257"><text:s text:c="4"/>Esse é o box <text:span text:style-name="T42">&lt;</text:span><text:span text:style-name="T11">em</text:span><text:span text:style-name="T42">&gt;</text:span>vermelho<text:span text:style-name="T42">&lt;/</text:span><text:span text:style-name="T11">em</text:span><text:span text:style-name="T42">&gt;</text:span></text:p>
      <text:p text:style-name="P257"><text:span text:style-name="T42">&lt;/</text:span><text:span text:style-name="T11">div</text:span><text:span text:style-name="T42">&gt;</text:span></text:p>
      <text:p text:style-name="P257"><text:span text:style-name="T42">&lt;</text:span><text:span text:style-name="T11">div </text:span><text:span text:style-name="T22">class=</text:span><text:span text:style-name="T27">"laranja"</text:span><text:span text:style-name="T42">&gt;</text:span></text:p>
      <text:p text:style-name="P257"><text:s text:c="4"/>Esse é o box <text:span text:style-name="T42">&lt;</text:span><text:span text:style-name="T11">em</text:span><text:span text:style-name="T42">&gt;</text:span>laranja<text:span text:style-name="T42">&lt;/</text:span><text:span text:style-name="T11">em</text:span><text:span text:style-name="T42">&gt;</text:span></text:p>
      <text:p text:style-name="P257"><text:span text:style-name="T42">&lt;/</text:span><text:span text:style-name="T11">div</text:span><text:span text:style-name="T42">&gt;</text:span></text:p>
      <text:p text:style-name="P257"><text:span text:style-name="T42">&lt;/</text:span><text:span text:style-name="T11">body</text:span><text:span text:style-name="T42">&gt;</text:span></text:p>
      <text:p text:style-name="P249"><text:span text:style-name="T42">&lt;/</text:span><text:span text:style-name="T11">html</text:span><text:span text:style-name="T42">&gt;</text:span></text:p>
      <text:p text:style-name="P231"/>
      <text:p text:style-name="P202"/>
      <text:p text:style-name="P141"/>
      <text:p text:style-name="P93">Iniciar servidor PHP pela linha de comando</text:p>
      <text:p text:style-name="P103">Entrar na pasta do projeto ~/cursos/curso-sass e entrar com o comando</text:p>
      <text:p text:style-name="P155">php -S 0.0.0.0:8888</text:p>
      <text:p text:style-name="P79"/>
      <text:p text:style-name="P79"><text:span text:style-name="T29">style</text:span><text:span text:style-name="T32">2</text:span><text:span text:style-name="T29">.scss</text:span> (ativar o compilador pela IDE ou pela linha de comando. <text:s/>No PHPStorm dividir a tela em duas colunas para ver o style.scss e o style.css gerado. <text:s/>Inicializar o watcher peda IDE) <text:s/><text:span text:style-name="T43">Exemplo de herança e encadeamento. <text:s/>Todos estão herdando de </text:span><text:span text:style-name="T6">box </text:span><text:span text:style-name="T7">(@extend box)</text:span><text:span text:style-name="T43">.</text:span></text:p>
      <text:p text:style-name="P220"><text:span text:style-name="T10">body </text:span>{</text:p>
      <text:p text:style-name="P257"><text:s text:c="2"/><text:span text:style-name="T21">font-size</text:span>: <text:span text:style-name="T17">20</text:span><text:span text:style-name="T26">px</text:span>;</text:p>
      <text:p text:style-name="P257">}</text:p>
      <text:p text:style-name="P257">.<text:span text:style-name="T10">box </text:span>{</text:p>
      <text:p text:style-name="P257"><text:s text:c="2"/><text:span text:style-name="T21">border</text:span>: <text:span text:style-name="T17">1</text:span><text:span text:style-name="T26">px solid</text:span>;</text:p>
      <text:p text:style-name="P257"><text:s text:c="2"/><text:span text:style-name="T21">padding</text:span>: <text:span text:style-name="T17">20</text:span><text:span text:style-name="T26">px</text:span>;</text:p>
      <text:p text:style-name="P257"><text:s text:c="2"/><text:span text:style-name="T21">margin</text:span>: <text:span text:style-name="T17">20</text:span><text:span text:style-name="T26">px auto</text:span>;</text:p>
      <text:p text:style-name="P257"><text:s text:c="2"/><text:span text:style-name="T21">color</text:span>: <text:span text:style-name="T10">#000080</text:span>;</text:p>
      <text:p text:style-name="P257"><text:s text:c="2"/><text:span text:style-name="T21">border-color</text:span>: <text:span text:style-name="T26">blue</text:span>;</text:p>
      <text:p text:style-name="P257"><text:s text:c="2"/><text:span text:style-name="T10">em </text:span>{</text:p>
      <text:p text:style-name="P257"><text:s text:c="4"/><text:span text:style-name="T21">font-weight</text:span>: <text:span text:style-name="T26">bold</text:span>;</text:p>
      <text:p text:style-name="P257"><text:s text:c="2"/>}</text:p>
      <text:p text:style-name="P257">}</text:p>
      <text:p text:style-name="P257">.<text:span text:style-name="T10">vermelho </text:span>{</text:p>
      <text:p text:style-name="P257"><text:s text:c="2"/><text:span text:style-name="T10">@extend </text:span>.<text:span text:style-name="T10">box</text:span>;</text:p>
      <text:p text:style-name="P257"><text:s text:c="2"/><text:span text:style-name="T21">color</text:span>: <text:span text:style-name="T26">darkred</text:span>;</text:p>
      <text:p text:style-name="P257"><text:s text:c="2"/><text:span text:style-name="T21">border-color</text:span>: <text:span text:style-name="T26">red</text:span>;</text:p>
      <text:p text:style-name="P257">}</text:p>
      <text:p text:style-name="P257">.<text:span text:style-name="T10">laranja </text:span>{</text:p>
      <text:p text:style-name="P257"><text:s text:c="2"/><text:span text:style-name="T10">@extend </text:span>.<text:span text:style-name="T10">box</text:span>;</text:p>
      <text:p text:style-name="P257"><text:soft-page-break/><text:s text:c="2"/><text:span text:style-name="T21">color</text:span>: <text:span text:style-name="T26">orangered</text:span>;</text:p>
      <text:p text:style-name="P257"><text:s text:c="2"/><text:span text:style-name="T21">border-color</text:span>: <text:span text:style-name="T26">orange</text:span>;</text:p>
      <text:p text:style-name="P249">}</text:p>
      <text:p text:style-name="P220"/>
      <text:p text:style-name="P123">Vai resultar no css</text:p>
      <text:p text:style-name="P123"/>
      <text:p text:style-name="P226"><text:span text:style-name="T10">body </text:span>{</text:p>
      <text:p text:style-name="P257"><text:s text:c="2"/><text:span text:style-name="T21">font-size</text:span>: <text:span text:style-name="T17">20</text:span><text:span text:style-name="T26">px</text:span>; }</text:p>
      <text:p text:style-name="P257"/>
      <text:p text:style-name="P257">.<text:span text:style-name="T10">box</text:span>, .<text:span text:style-name="T10">vermelho</text:span>, .<text:span text:style-name="T10">laranja </text:span>{</text:p>
      <text:p text:style-name="P257"><text:s text:c="2"/><text:span text:style-name="T21">border</text:span>: <text:span text:style-name="T17">1</text:span><text:span text:style-name="T26">px solid</text:span>;</text:p>
      <text:p text:style-name="P257"><text:s text:c="2"/><text:span text:style-name="T21">padding</text:span>: <text:span text:style-name="T17">20</text:span><text:span text:style-name="T26">px</text:span>;</text:p>
      <text:p text:style-name="P257"><text:s text:c="2"/><text:span text:style-name="T21">margin</text:span>: <text:span text:style-name="T17">20</text:span><text:span text:style-name="T26">px auto</text:span>;</text:p>
      <text:p text:style-name="P257"><text:s text:c="2"/><text:span text:style-name="T21">color</text:span>: <text:span text:style-name="T10">#000080</text:span>;</text:p>
      <text:p text:style-name="P257"><text:s text:c="2"/><text:span text:style-name="T21">border-color</text:span>: <text:span text:style-name="T26">blue</text:span>; }</text:p>
      <text:p text:style-name="P257"/>
      <text:p text:style-name="P257"><text:s text:c="2"/>.<text:span text:style-name="T10">box em</text:span>, .<text:span text:style-name="T10">vermelho em</text:span>, .<text:span text:style-name="T10">laranja em </text:span>{</text:p>
      <text:p text:style-name="P257"><text:s text:c="4"/><text:span text:style-name="T21">font-weight</text:span>: <text:span text:style-name="T26">bold</text:span>; }</text:p>
      <text:p text:style-name="P257"/>
      <text:p text:style-name="P257">.<text:span text:style-name="T10">vermelho </text:span>{</text:p>
      <text:p text:style-name="P257"><text:s text:c="2"/><text:span text:style-name="T21">color</text:span>: <text:span text:style-name="T26">darkred</text:span>;</text:p>
      <text:p text:style-name="P257"><text:s text:c="2"/><text:span text:style-name="T21">border-color</text:span>: <text:span text:style-name="T26">red</text:span>; }</text:p>
      <text:p text:style-name="P257"/>
      <text:p text:style-name="P257">.<text:span text:style-name="T10">laranja </text:span>{</text:p>
      <text:p text:style-name="P257"><text:s text:c="2"/><text:span text:style-name="T21">color</text:span>: <text:span text:style-name="T26">orangered</text:span>;</text:p>
      <text:p text:style-name="P249"><text:s text:c="2"/><text:span text:style-name="T21">border-color</text:span>: <text:span text:style-name="T26">orange</text:span>; }</text:p>
      <text:p text:style-name="P226"/>
      <text:p text:style-name="P79"/>
      <text:p text:style-name="P79"/>
      <text:p text:style-name="P78"/>
      <text:p text:style-name="P67"/>
      <text:p text:style-name="P67"/>
      <text:h text:style-name="P302" text:outline-level="1"><text:bookmark-start text:name="__RefHeading__876_125555529112"/><text:span text:style-name="T46">5</text:span>. <text:span text:style-name="T45">Importação e Merging</text:span><text:bookmark-end text:name="__RefHeading__876_125555529112"/></text:h>
      <text:p text:style-name="P185"/>
      <text:h text:style-name="P286" text:outline-level="2"><text:bookmark-start text:name="__RefHeading__2438_6820254471211"/><text:span text:style-name="T46">5</text:span>.1 <text:span text:style-name="T46">Importação e merging</text:span><text:bookmark-end text:name="__RefHeading__2438_6820254471211"/></text:h>
      <text:p text:style-name="P9"/>
      <text:p text:style-name="P61"><text:span text:style-name="T39">O </text:span><text:span text:style-name="T38">import do sass recupera o conteúdo dos arquivos css e converge todos para um só lugar. <text:s/>Ele desconsidera _ (sublinhados) e se o estiver com ou sem extensão. <text:s/></text:span><text:span text:style-name="T40">Ele joga os </text:span><text:soft-page-break/><text:span text:style-name="T40">comentários também</text:span></text:p>
      <text:p text:style-name="P37"/>
      <text:p text:style-name="P57"><text:span text:style-name="T38">Projeto: </text:span><text:span text:style-name="T4">curso-sass</text:span></text:p>
      <text:p text:style-name="P76"/>
      <text:p text:style-name="P80">Criar arquivos:</text:p>
      <text:p text:style-name="P80"/>
      <text:p text:style-name="P142"><text:span text:style-name="T47">importacao/_geral</text:span>.<text:span text:style-name="T48">scss</text:span></text:p>
      <text:p text:style-name="P246">/* _geral.scss */</text:p>
      <text:p text:style-name="P263"><text:span text:style-name="T10">body </text:span>{</text:p>
      <text:p text:style-name="P256"><text:s text:c="2"/><text:span text:style-name="T19">font-size</text:span><text:span text:style-name="T14">: </text:span><text:span text:style-name="T18">20</text:span><text:span text:style-name="T24">px</text:span><text:span text:style-name="T14">;</text:span></text:p>
      <text:p text:style-name="P248">}</text:p>
      <text:p text:style-name="P232"/>
      <text:p text:style-name="P143"><text:span text:style-name="T47">importacao/menu</text:span>.<text:span text:style-name="T48">scss</text:span></text:p>
      <text:p text:style-name="P247">/* menu.scss */</text:p>
      <text:p text:style-name="P263"><text:span text:style-name="T10">ul li a </text:span>{</text:p>
      <text:p text:style-name="P256"><text:s text:c="2"/><text:span text:style-name="T19">color</text:span><text:span text:style-name="T14">: </text:span><text:span text:style-name="T24">red</text:span><text:span text:style-name="T14">;</text:span></text:p>
      <text:p text:style-name="P248">}</text:p>
      <text:p text:style-name="P144"><text:span text:style-name="T47">importacao/style</text:span>.<text:span text:style-name="T48">scss</text:span></text:p>
      <text:p text:style-name="P199"><text:span text:style-name="T11">@import </text:span><text:span text:style-name="T27">"geral"</text:span><text:span text:style-name="T42">;</text:span></text:p>
      <text:p text:style-name="P248"><text:span text:style-name="T10">@import </text:span><text:span text:style-name="T26">"menu"</text:span>;</text:p>
      <text:p text:style-name="P203"/>
      <text:p text:style-name="P124">Vai resultar no css</text:p>
      <text:p text:style-name="P124"/>
      <text:p text:style-name="P245">/* geral.scss */</text:p>
      <text:p text:style-name="P263"><text:span text:style-name="T10">body </text:span>{</text:p>
      <text:p text:style-name="P256"><text:s text:c="2"/><text:span text:style-name="T19">font-size</text:span><text:span text:style-name="T14">: </text:span><text:span text:style-name="T18">20</text:span><text:span text:style-name="T24">px</text:span><text:span text:style-name="T14">; }</text:span></text:p>
      <text:p text:style-name="P266">/* _menu.scss */</text:p>
      <text:p text:style-name="P263"><text:span text:style-name="T10">ul li a </text:span>{</text:p>
      <text:p text:style-name="P256"><text:s text:c="2"/><text:span text:style-name="T19">color</text:span><text:span text:style-name="T14">: </text:span><text:span text:style-name="T24">red</text:span><text:span text:style-name="T14">; }</text:span></text:p>
      <text:p text:style-name="P255">/*# sourceMappingURL=style.css.map */</text:p>
      <text:p text:style-name="P227"/>
      <text:p text:style-name="P68"/>
      <text:h text:style-name="P303" text:outline-level="1"><text:bookmark-start text:name="__RefHeading__876_1255555291121"/><text:soft-page-break/><text:span text:style-name="T49">6</text:span>. <text:span text:style-name="T49">Trabalhando com variáveis</text:span><text:bookmark-end text:name="__RefHeading__876_1255555291121"/></text:h>
      <text:p text:style-name="P186"/>
      <text:h text:style-name="P287" text:outline-level="2"><text:bookmark-start text:name="__RefHeading__2438_68202544712111"/><text:span text:style-name="T49">6</text:span>.1 <text:span text:style-name="T49">Trabalhando com variáveis</text:span><text:bookmark-end text:name="__RefHeading__2438_68202544712111"/></text:h>
      <text:p text:style-name="P10"/>
      <text:p text:style-name="P62"><text:span text:style-name="T40">P</text:span><text:span text:style-name="T38">ara declarar uma variável basta colocar um $ antes do nome seguido de : e o valor. <text:s/>Ex.: $azul: #000080;</text:span></text:p>
      <text:p text:style-name="P39"/>
      <text:p text:style-name="P43">Pode-se usar valores default com !default. <text:s/>Ex.: <text:s/>$azul: blue !default;</text:p>
      <text:p text:style-name="P38"/>
      <text:p text:style-name="P58"><text:span text:style-name="T38">Projeto: </text:span><text:span text:style-name="T4">curso-sass</text:span></text:p>
      <text:p text:style-name="P77"/>
      <text:p text:style-name="P81">Criar arquivos:</text:p>
      <text:p text:style-name="P113"/>
      <text:p text:style-name="P82"/>
      <text:p text:style-name="P145">index<text:span text:style-name="T44">2</text:span>.html</text:p>
      <text:p text:style-name="P212"><text:span text:style-name="T42">&lt;!DOCTYPE </text:span><text:span text:style-name="T22">html</text:span><text:span text:style-name="T42">&gt;</text:span></text:p>
      <text:p text:style-name="P258"><text:span text:style-name="T42">&lt;</text:span><text:span text:style-name="T11">html</text:span><text:span text:style-name="T42">&gt;</text:span></text:p>
      <text:p text:style-name="P258"><text:span text:style-name="T42">&lt;</text:span><text:span text:style-name="T11">head</text:span><text:span text:style-name="T42">&gt;</text:span></text:p>
      <text:p text:style-name="P258"><text:s text:c="4"/><text:span text:style-name="T42">&lt;</text:span><text:span text:style-name="T11">title</text:span><text:span text:style-name="T42">&gt;</text:span>Curso SASS<text:span text:style-name="T42">&lt;/</text:span><text:span text:style-name="T11">title</text:span><text:span text:style-name="T42">&gt;</text:span></text:p>
      <text:p text:style-name="P258"><text:s text:c="4"/><text:span text:style-name="T42">&lt;</text:span><text:span text:style-name="T11">link </text:span><text:span text:style-name="T22">rel=</text:span><text:span text:style-name="T27">"stylesheet" </text:span><text:span text:style-name="T22">href=</text:span><text:span text:style-name="T27">"style2.css"</text:span><text:span text:style-name="T42">&gt;</text:span></text:p>
      <text:p text:style-name="P258"><text:span text:style-name="T42">&lt;/</text:span><text:span text:style-name="T11">head</text:span><text:span text:style-name="T42">&gt;</text:span></text:p>
      <text:p text:style-name="P258"><text:span text:style-name="T42">&lt;</text:span><text:span text:style-name="T11">body</text:span><text:span text:style-name="T42">&gt;</text:span></text:p>
      <text:p text:style-name="P258"><text:span text:style-name="T42">&lt;</text:span><text:span text:style-name="T11">h1</text:span><text:span text:style-name="T42">&gt;</text:span>Curso SASS - School of Net<text:span text:style-name="T42">&lt;/</text:span><text:span text:style-name="T11">h1</text:span><text:span text:style-name="T42">&gt;</text:span></text:p>
      <text:p text:style-name="P258"><text:span text:style-name="T42">&lt;</text:span><text:span text:style-name="T11">div </text:span><text:span text:style-name="T22">class=</text:span><text:span text:style-name="T27">"box"</text:span><text:span text:style-name="T42">&gt;</text:span></text:p>
      <text:p text:style-name="P258"><text:s text:c="4"/>Esse é o box <text:span text:style-name="T42">&lt;</text:span><text:span text:style-name="T11">em</text:span><text:span text:style-name="T42">&gt;</text:span>azul<text:span text:style-name="T42">&lt;/</text:span><text:span text:style-name="T11">em</text:span><text:span text:style-name="T42">&gt;</text:span></text:p>
      <text:p text:style-name="P258"><text:span text:style-name="T42">&lt;/</text:span><text:span text:style-name="T11">div</text:span><text:span text:style-name="T42">&gt;</text:span></text:p>
      <text:p text:style-name="P258"><text:span text:style-name="T42">&lt;</text:span><text:span text:style-name="T11">div </text:span><text:span text:style-name="T22">class=</text:span><text:span text:style-name="T27">"vermelho"</text:span><text:span text:style-name="T42">&gt;</text:span></text:p>
      <text:p text:style-name="P258"><text:s text:c="4"/>Esse é o box <text:span text:style-name="T42">&lt;</text:span><text:span text:style-name="T11">em</text:span><text:span text:style-name="T42">&gt;</text:span>vermelho<text:span text:style-name="T42">&lt;/</text:span><text:span text:style-name="T11">em</text:span><text:span text:style-name="T42">&gt;</text:span></text:p>
      <text:p text:style-name="P258"><text:span text:style-name="T42">&lt;/</text:span><text:span text:style-name="T11">div</text:span><text:span text:style-name="T42">&gt;</text:span></text:p>
      <text:p text:style-name="P258"><text:span text:style-name="T42">&lt;</text:span><text:span text:style-name="T11">div </text:span><text:span text:style-name="T22">class=</text:span><text:span text:style-name="T27">"laranja"</text:span><text:span text:style-name="T42">&gt;</text:span></text:p>
      <text:p text:style-name="P258"><text:s text:c="4"/>Esse é o box <text:span text:style-name="T42">&lt;</text:span><text:span text:style-name="T11">em</text:span><text:span text:style-name="T42">&gt;</text:span>laranja<text:span text:style-name="T42">&lt;/</text:span><text:span text:style-name="T11">em</text:span><text:span text:style-name="T42">&gt;</text:span></text:p>
      <text:p text:style-name="P258"><text:span text:style-name="T42">&lt;/</text:span><text:span text:style-name="T11">div</text:span><text:span text:style-name="T42">&gt;</text:span></text:p>
      <text:p text:style-name="P258"><text:span text:style-name="T42">&lt;/</text:span><text:span text:style-name="T11">body</text:span><text:span text:style-name="T42">&gt;</text:span></text:p>
      <text:p text:style-name="P250"><text:span text:style-name="T42">&lt;/</text:span><text:span text:style-name="T11">html</text:span><text:span text:style-name="T42">&gt;</text:span></text:p>
      <text:p text:style-name="P233"/>
      <text:p text:style-name="P204"/>
      <text:p text:style-name="P145"/>
      <text:p text:style-name="P94"><text:soft-page-break/>Iniciar servidor PHP pela linha de comando</text:p>
      <text:p text:style-name="P104">Entrar na pasta do projeto ~/cursos/curso-sass e entrar com o comando</text:p>
      <text:p text:style-name="P156">php -S 0.0.0.0:8888</text:p>
      <text:p text:style-name="P82"/>
      <text:p text:style-name="P82"><text:span text:style-name="T29">style</text:span><text:span text:style-name="T32">2</text:span><text:span text:style-name="T29">.scss</text:span> (ativar o compilador pela IDE ou pela linha de comando. <text:s/>No PHPStorm dividir a tela em duas colunas para ver o style.scss e o style.css gerado. <text:s/>Inicializar o watcher peda IDE) <text:s/><text:span text:style-name="T43">Exemplo de herança e encadeamento. <text:s/>Variável </text:span><text:span text:style-name="T6">azul </text:span><text:span text:style-name="T43">declarada </text:span><text:span text:style-name="T6"><text:s/></text:span><text:span text:style-name="T7">(</text:span><text:span text:style-name="T8">$azul: #000080) e em seguida com o valor default blue</text:span><text:span text:style-name="T43">. <text:s/>O Sass considera variáveis _ e – como iguais. Ex.: azul-var = azul_var</text:span></text:p>
      <text:p text:style-name="P82"/>
      <text:p text:style-name="P221"><text:span text:style-name="T50">$azul</text:span>: <text:span text:style-name="T10">#000080</text:span>;</text:p>
      <text:p text:style-name="P257"><text:span text:style-name="T10">body </text:span>{</text:p>
      <text:p text:style-name="P257"><text:s text:c="2"/><text:span text:style-name="T21">font-size</text:span>: <text:span text:style-name="T17">20</text:span><text:span text:style-name="T26">px</text:span>;</text:p>
      <text:p text:style-name="P257">}</text:p>
      <text:p text:style-name="P257">.<text:span text:style-name="T10">box </text:span>{</text:p>
      <text:p text:style-name="P257"><text:s text:c="2"/><text:span text:style-name="T21">border</text:span>: <text:span text:style-name="T17">1</text:span><text:span text:style-name="T26">px solid</text:span>;</text:p>
      <text:p text:style-name="P257"><text:s text:c="2"/><text:span text:style-name="T21">padding</text:span>: <text:span text:style-name="T17">20</text:span><text:span text:style-name="T26">px</text:span>;</text:p>
      <text:p text:style-name="P257"><text:s text:c="2"/><text:span text:style-name="T21">margin</text:span>: <text:span text:style-name="T17">20</text:span><text:span text:style-name="T26">px auto</text:span>;</text:p>
      <text:p text:style-name="P257"><text:s text:c="2"/><text:span text:style-name="T50">$azul</text:span>: <text:span text:style-name="T26">blue </text:span><text:span text:style-name="T10">!default</text:span>;</text:p>
      <text:p text:style-name="P257"><text:s text:c="2"/><text:span text:style-name="T21">color</text:span>: <text:span text:style-name="T50">$azul</text:span>;</text:p>
      <text:p text:style-name="P257"><text:s text:c="2"/><text:span text:style-name="T21">border-color</text:span>: <text:span text:style-name="T26">blue</text:span>;</text:p>
      <text:p text:style-name="P257"><text:s text:c="2"/><text:span text:style-name="T10">em </text:span>{</text:p>
      <text:p text:style-name="P257"><text:s text:c="4"/><text:span text:style-name="T21">font-weight</text:span>: <text:span text:style-name="T26">bold</text:span>;</text:p>
      <text:p text:style-name="P257"><text:s text:c="2"/>}</text:p>
      <text:p text:style-name="P257">}</text:p>
      <text:p text:style-name="P257">.<text:span text:style-name="T10">vermelho </text:span>{</text:p>
      <text:p text:style-name="P257"><text:s text:c="2"/><text:span text:style-name="T10">@extend </text:span>.<text:span text:style-name="T10">box</text:span>;</text:p>
      <text:p text:style-name="P257"><text:s text:c="2"/><text:span text:style-name="T21">color</text:span>: <text:span text:style-name="T26">darkred</text:span>;</text:p>
      <text:p text:style-name="P257"><text:s text:c="2"/><text:span text:style-name="T21">border-color</text:span>: <text:span text:style-name="T26">red</text:span>;</text:p>
      <text:p text:style-name="P257">}</text:p>
      <text:p text:style-name="P257">.<text:span text:style-name="T10">laranja </text:span>{</text:p>
      <text:p text:style-name="P257"><text:s text:c="2"/><text:span text:style-name="T10">@extend </text:span>.<text:span text:style-name="T10">box</text:span>;</text:p>
      <text:p text:style-name="P257"><text:s text:c="2"/><text:span text:style-name="T21">color</text:span>: <text:span text:style-name="T26">orangered</text:span>;</text:p>
      <text:p text:style-name="P257"><text:s text:c="2"/><text:span text:style-name="T21">border-color</text:span>: <text:span text:style-name="T26">orange</text:span>;</text:p>
      <text:p text:style-name="P249">}</text:p>
      <text:p text:style-name="P221"/>
      <text:p text:style-name="P125">Vai resultar no css</text:p>
      <text:p text:style-name="P125"/>
      <text:p text:style-name="P208">body {</text:p>
      <text:p text:style-name="P265"><text:s text:c="2"/><text:span text:style-name="T14">font-size: 20px; }</text:span></text:p>
      <text:p text:style-name="P264">.box, .vermelho, .laranja {</text:p>
      <text:p text:style-name="P265"><text:soft-page-break/><text:s text:c="2"/><text:span text:style-name="T14">border: 1px solid;</text:span></text:p>
      <text:p text:style-name="P265"><text:s text:c="2"/><text:span text:style-name="T14">padding: 20px;</text:span></text:p>
      <text:p text:style-name="P265"><text:s text:c="2"/><text:span text:style-name="T14">margin: 20px auto;</text:span></text:p>
      <text:p text:style-name="P265"><text:s/><text:span text:style-name="T4"><text:s/></text:span><text:span text:style-name="T16">color: #000080;</text:span></text:p>
      <text:p text:style-name="P265"><text:s text:c="2"/><text:span text:style-name="T14">border-color: blue; }</text:span></text:p>
      <text:p text:style-name="P265"><text:s text:c="2"/><text:span text:style-name="T14">.box em, .vermelho em, .laranja em {</text:span></text:p>
      <text:p text:style-name="P265"><text:s text:c="4"/><text:span text:style-name="T14">font-weight: bold; }</text:span></text:p>
      <text:p text:style-name="P264">.vermelho {</text:p>
      <text:p text:style-name="P265"><text:s text:c="2"/><text:span text:style-name="T14">color: darkred;</text:span></text:p>
      <text:p text:style-name="P265"><text:s text:c="2"/><text:span text:style-name="T14">border-color: red; }</text:span></text:p>
      <text:p text:style-name="P264">.laranja {</text:p>
      <text:p text:style-name="P265"><text:s text:c="2"/><text:span text:style-name="T14">color: orangered;</text:span></text:p>
      <text:p text:style-name="P254"><text:s text:c="2"/><text:span text:style-name="T14">border-color: orange; }</text:span></text:p>
      <text:p text:style-name="P212"/>
      <text:p text:style-name="P228"/>
      <text:p text:style-name="P69"/>
      <text:h text:style-name="P304" text:outline-level="1"><text:bookmark-start text:name="__RefHeading__876_12555552911211"/><text:span text:style-name="T53">7</text:span>. <text:span text:style-name="T54">Chamando funções</text:span><text:bookmark-end text:name="__RefHeading__876_12555552911211"/></text:h>
      <text:p text:style-name="P187"/>
      <text:h text:style-name="P288" text:outline-level="2"><text:bookmark-start text:name="__RefHeading__2438_682025447121111"/><text:span text:style-name="T53">7</text:span>.1 <text:span text:style-name="T49">Trabalhando com funções</text:span><text:bookmark-end text:name="__RefHeading__2438_682025447121111"/></text:h>
      <text:p text:style-name="P11"/>
      <text:p text:style-name="P47">Exemplos de funções: </text:p>
      <text:p text:style-name="P63"><text:span text:style-name="T33">desaturate($cor, $porcentagem) </text:span><text:span text:style-name="T38">– faz um cor ficar menos saturada</text:span></text:p>
      <text:p text:style-name="P63"><text:span text:style-name="T33">darken($cor, $porcentagem) </text:span><text:span text:style-name="T38">– faz uma cor ficar mais escura</text:span></text:p>
      <text:p text:style-name="P40"/>
      <text:p text:style-name="P44"/>
      <text:p text:style-name="P83">Criar arquivos:</text:p>
      <text:p text:style-name="P114"/>
      <text:p text:style-name="P83"/>
      <text:p text:style-name="P146">index<text:span text:style-name="T44">2</text:span>.html</text:p>
      <text:p text:style-name="P213"><text:span text:style-name="T42">&lt;!DOCTYPE </text:span><text:span text:style-name="T22">html</text:span><text:span text:style-name="T42">&gt;</text:span></text:p>
      <text:p text:style-name="P259"><text:span text:style-name="T42">&lt;</text:span><text:span text:style-name="T11">html</text:span><text:span text:style-name="T42">&gt;</text:span></text:p>
      <text:p text:style-name="P259"><text:span text:style-name="T42">&lt;</text:span><text:span text:style-name="T11">head</text:span><text:span text:style-name="T42">&gt;</text:span></text:p>
      <text:p text:style-name="P259"><text:s text:c="4"/><text:span text:style-name="T42">&lt;</text:span><text:span text:style-name="T11">title</text:span><text:span text:style-name="T42">&gt;</text:span>Curso SASS<text:span text:style-name="T42">&lt;/</text:span><text:span text:style-name="T11">title</text:span><text:span text:style-name="T42">&gt;</text:span></text:p>
      <text:p text:style-name="P259"><text:s text:c="4"/><text:span text:style-name="T42">&lt;</text:span><text:span text:style-name="T11">link </text:span><text:span text:style-name="T22">rel=</text:span><text:span text:style-name="T27">"stylesheet" </text:span><text:span text:style-name="T22">href=</text:span><text:span text:style-name="T27">"style2.css"</text:span><text:span text:style-name="T42">&gt;</text:span></text:p>
      <text:p text:style-name="P259"><text:span text:style-name="T42">&lt;/</text:span><text:span text:style-name="T11">head</text:span><text:span text:style-name="T42">&gt;</text:span></text:p>
      <text:p text:style-name="P259"><text:span text:style-name="T42">&lt;</text:span><text:span text:style-name="T11">body</text:span><text:span text:style-name="T42">&gt;</text:span></text:p>
      <text:p text:style-name="P259"><text:span text:style-name="T42">&lt;</text:span><text:span text:style-name="T11">h1</text:span><text:span text:style-name="T42">&gt;</text:span>Curso SASS - School of Net<text:span text:style-name="T42">&lt;/</text:span><text:span text:style-name="T11">h1</text:span><text:span text:style-name="T42">&gt;</text:span></text:p>
      <text:p text:style-name="P259"><text:soft-page-break/><text:span text:style-name="T42">&lt;</text:span><text:span text:style-name="T11">div </text:span><text:span text:style-name="T22">class=</text:span><text:span text:style-name="T27">"box"</text:span><text:span text:style-name="T42">&gt;</text:span></text:p>
      <text:p text:style-name="P259"><text:s text:c="4"/>Esse é o box <text:span text:style-name="T42">&lt;</text:span><text:span text:style-name="T11">em</text:span><text:span text:style-name="T42">&gt;</text:span>azul<text:span text:style-name="T42">&lt;/</text:span><text:span text:style-name="T11">em</text:span><text:span text:style-name="T42">&gt;</text:span></text:p>
      <text:p text:style-name="P259"><text:span text:style-name="T42">&lt;/</text:span><text:span text:style-name="T11">div</text:span><text:span text:style-name="T42">&gt;</text:span></text:p>
      <text:p text:style-name="P259"><text:span text:style-name="T42">&lt;</text:span><text:span text:style-name="T11">div </text:span><text:span text:style-name="T22">class=</text:span><text:span text:style-name="T27">"vermelho"</text:span><text:span text:style-name="T42">&gt;</text:span></text:p>
      <text:p text:style-name="P259"><text:s text:c="4"/>Esse é o box <text:span text:style-name="T42">&lt;</text:span><text:span text:style-name="T11">em</text:span><text:span text:style-name="T42">&gt;</text:span>vermelho<text:span text:style-name="T42">&lt;/</text:span><text:span text:style-name="T11">em</text:span><text:span text:style-name="T42">&gt;</text:span></text:p>
      <text:p text:style-name="P259"><text:span text:style-name="T42">&lt;/</text:span><text:span text:style-name="T11">div</text:span><text:span text:style-name="T42">&gt;</text:span></text:p>
      <text:p text:style-name="P259"><text:span text:style-name="T42">&lt;</text:span><text:span text:style-name="T11">div </text:span><text:span text:style-name="T22">class=</text:span><text:span text:style-name="T27">"laranja"</text:span><text:span text:style-name="T42">&gt;</text:span></text:p>
      <text:p text:style-name="P259"><text:s text:c="4"/>Esse é o box <text:span text:style-name="T42">&lt;</text:span><text:span text:style-name="T11">em</text:span><text:span text:style-name="T42">&gt;</text:span>laranja<text:span text:style-name="T42">&lt;/</text:span><text:span text:style-name="T11">em</text:span><text:span text:style-name="T42">&gt;</text:span></text:p>
      <text:p text:style-name="P259"><text:span text:style-name="T42">&lt;/</text:span><text:span text:style-name="T11">div</text:span><text:span text:style-name="T42">&gt;</text:span></text:p>
      <text:p text:style-name="P259"><text:span text:style-name="T42">&lt;/</text:span><text:span text:style-name="T11">body</text:span><text:span text:style-name="T42">&gt;</text:span></text:p>
      <text:p text:style-name="P251"><text:span text:style-name="T42">&lt;/</text:span><text:span text:style-name="T11">html</text:span><text:span text:style-name="T42">&gt;</text:span></text:p>
      <text:p text:style-name="P234"/>
      <text:p text:style-name="P205"/>
      <text:p text:style-name="P146"/>
      <text:p text:style-name="P95">Iniciar servidor PHP pela linha de comando</text:p>
      <text:p text:style-name="P105">Entrar na pasta do projeto ~/cursos/curso-sass e entrar com o comando</text:p>
      <text:p text:style-name="P157">php -S 0.0.0.0:8888</text:p>
      <text:p text:style-name="P83"/>
      <text:p text:style-name="P83"><text:span text:style-name="T29">style</text:span><text:span text:style-name="T32">2</text:span><text:span text:style-name="T29">.scss</text:span> (ativar o compilador pela IDE ou pela linha de comando. <text:s/>No PHPStorm dividir a tela em duas colunas para ver o style.scss e o style.css gerado. <text:s/>Inicializar o watcher peda IDE) <text:s/><text:span text:style-name="T43">Exemplo de herança e encadeamento. <text:s/>Funções aplicadas: desaturate e darken</text:span></text:p>
      <text:p text:style-name="P83"/>
      <text:p text:style-name="P213"><text:span text:style-name="T50">$azul-var</text:span>: <text:span text:style-name="T10">#000080</text:span>;</text:p>
      <text:p text:style-name="P257"><text:span text:style-name="T10">body </text:span>{</text:p>
      <text:p text:style-name="P257"><text:s text:c="2"/><text:span text:style-name="T21">font-size</text:span>: <text:span text:style-name="T17">20</text:span><text:span text:style-name="T26">px</text:span>;</text:p>
      <text:p text:style-name="P257">}</text:p>
      <text:p text:style-name="P257">.<text:span text:style-name="T10">box </text:span>{</text:p>
      <text:p text:style-name="P257"><text:s text:c="2"/><text:span text:style-name="T21">border</text:span>: <text:span text:style-name="T17">5</text:span><text:span text:style-name="T26">px solid</text:span>;</text:p>
      <text:p text:style-name="P257"><text:s text:c="2"/><text:span text:style-name="T21">padding</text:span>: <text:span text:style-name="T17">20</text:span><text:span text:style-name="T26">px</text:span>;</text:p>
      <text:p text:style-name="P257"><text:s text:c="2"/><text:span text:style-name="T21">margin</text:span>: <text:span text:style-name="T17">20</text:span><text:span text:style-name="T26">px auto</text:span>;</text:p>
      <text:p text:style-name="P257"><text:s text:c="2"/><text:span text:style-name="T21">color</text:span>: <text:span text:style-name="T26">white</text:span>;</text:p>
      <text:p text:style-name="P257"><text:s text:c="2"/><text:span text:style-name="T50">$azul-var</text:span>: <text:span text:style-name="T26">blue </text:span><text:span text:style-name="T10">!default</text:span>;</text:p>
      <text:p text:style-name="P257"><text:s text:c="2"/><text:span text:style-name="T21">border-color</text:span>: <text:span text:style-name="T10">desaturate</text:span>(<text:span text:style-name="T10">darken</text:span>(<text:span text:style-name="T50">$azul-var</text:span>,<text:span text:style-name="T17">25</text:span>%),<text:span text:style-name="T17">50</text:span>%);</text:p>
      <text:p text:style-name="P257"><text:s text:c="2"/><text:span text:style-name="T21">background-color</text:span>: <text:span text:style-name="T50">$azul-var</text:span>;</text:p>
      <text:p text:style-name="P257"><text:s text:c="2"/><text:span text:style-name="T10">em </text:span>{</text:p>
      <text:p text:style-name="P257"><text:s text:c="4"/><text:span text:style-name="T21">font-weight</text:span>: <text:span text:style-name="T26">bold</text:span>;</text:p>
      <text:p text:style-name="P257"><text:s text:c="2"/>}</text:p>
      <text:p text:style-name="P257">}</text:p>
      <text:p text:style-name="P257">.<text:span text:style-name="T10">vermelho </text:span>{</text:p>
      <text:p text:style-name="P257"><text:s text:c="2"/><text:span text:style-name="T10">@extend </text:span>.<text:span text:style-name="T10">box</text:span>;</text:p>
      <text:p text:style-name="P257"><text:s text:c="2"/><text:span text:style-name="T21">color</text:span>: <text:span text:style-name="T26">darkred</text:span>;</text:p>
      <text:p text:style-name="P257"><text:s text:c="2"/><text:span text:style-name="T21">border-color</text:span>: <text:span text:style-name="T26">red</text:span>;</text:p>
      <text:p text:style-name="P257">}</text:p>
      <text:p text:style-name="P257"><text:soft-page-break/>.<text:span text:style-name="T10">laranja </text:span>{</text:p>
      <text:p text:style-name="P257"><text:s text:c="2"/><text:span text:style-name="T10">@extend </text:span>.<text:span text:style-name="T10">box</text:span>;</text:p>
      <text:p text:style-name="P257"><text:s text:c="2"/><text:span text:style-name="T21">color</text:span>: <text:span text:style-name="T26">orangered</text:span>;</text:p>
      <text:p text:style-name="P257"><text:s text:c="2"/><text:span text:style-name="T21">border-color</text:span>: <text:span text:style-name="T26">orange</text:span>;</text:p>
      <text:p text:style-name="P249">}</text:p>
      <text:p text:style-name="P213"/>
      <text:p text:style-name="P222"/>
      <text:p text:style-name="P126">Vai resultar no css</text:p>
      <text:p text:style-name="P126"/>
      <text:p text:style-name="P241"><text:span text:style-name="T10">body </text:span>{</text:p>
      <text:p text:style-name="P257"><text:s text:c="2"/><text:span text:style-name="T21">font-size</text:span>: <text:span text:style-name="T17">20</text:span><text:span text:style-name="T26">px</text:span>; }</text:p>
      <text:p text:style-name="P257">.<text:span text:style-name="T10">box</text:span>, .<text:span text:style-name="T10">vermelho</text:span>, .<text:span text:style-name="T10">laranja </text:span>{</text:p>
      <text:p text:style-name="P257"><text:s text:c="2"/><text:span text:style-name="T21">border</text:span>: <text:span text:style-name="T17">5</text:span><text:span text:style-name="T26">px solid</text:span>;</text:p>
      <text:p text:style-name="P257"><text:s text:c="2"/><text:span text:style-name="T21">padding</text:span>: <text:span text:style-name="T17">20</text:span><text:span text:style-name="T26">px</text:span>;</text:p>
      <text:p text:style-name="P257"><text:s text:c="2"/><text:span text:style-name="T21">margin</text:span>: <text:span text:style-name="T17">20</text:span><text:span text:style-name="T26">px auto</text:span>;</text:p>
      <text:p text:style-name="P257"><text:s text:c="2"/><text:span text:style-name="T21">color</text:span>: <text:span text:style-name="T26">white</text:span>;</text:p>
      <text:p text:style-name="P257"><text:s text:c="2"/><text:span text:style-name="T21">border-color</text:span>: <text:span text:style-name="T26">black</text:span>;</text:p>
      <text:p text:style-name="P257"><text:s text:c="2"/><text:span text:style-name="T21">background-color</text:span>: <text:span text:style-name="T10">#000080</text:span>; }</text:p>
      <text:p text:style-name="P257"><text:s text:c="2"/>.<text:span text:style-name="T10">box em</text:span>, .<text:span text:style-name="T10">vermelho em</text:span>, .<text:span text:style-name="T10">laranja em </text:span>{</text:p>
      <text:p text:style-name="P257"><text:s text:c="4"/><text:span text:style-name="T21">font-weight</text:span>: <text:span text:style-name="T26">bold</text:span>; }</text:p>
      <text:p text:style-name="P257">.<text:span text:style-name="T10">vermelho </text:span>{</text:p>
      <text:p text:style-name="P257"><text:s text:c="2"/><text:span text:style-name="T21">color</text:span>: <text:span text:style-name="T26">darkred</text:span>;</text:p>
      <text:p text:style-name="P257"><text:s text:c="2"/><text:span text:style-name="T21">border-color</text:span>: <text:span text:style-name="T26">red</text:span>; }</text:p>
      <text:p text:style-name="P257">.<text:span text:style-name="T10">laranja </text:span>{</text:p>
      <text:p text:style-name="P257"><text:s text:c="2"/><text:span text:style-name="T21">color</text:span>: <text:span text:style-name="T26">orangered</text:span>;</text:p>
      <text:p text:style-name="P249"><text:s text:c="2"/><text:span text:style-name="T21">border-color</text:span>: <text:span text:style-name="T26">orange</text:span>; }</text:p>
      <text:p text:style-name="P241"/>
      <text:p text:style-name="P229"/>
      <text:p text:style-name="P67"/>
      <text:p text:style-name="P67"/>
      <text:p text:style-name="P70"/>
      <text:h text:style-name="P305" text:outline-level="1"><text:bookmark-start text:name="__RefHeading__876_125555529112111"/><text:span text:style-name="T54">8</text:span>. <text:span text:style-name="T54">Criando funções</text:span><text:bookmark-end text:name="__RefHeading__876_125555529112111"/></text:h>
      <text:p text:style-name="P188"/>
      <text:h text:style-name="P289" text:outline-level="2"><text:bookmark-start text:name="__RefHeading__2438_6820254471211111"/><text:span text:style-name="T54">8</text:span>.1 <text:span text:style-name="T54">Criando funções</text:span><text:bookmark-end text:name="__RefHeading__2438_6820254471211111"/></text:h>
      <text:p text:style-name="P12"/>
      <text:p text:style-name="P48">Criar funções para não repetir código no arquivo sass.</text:p>
      <text:p text:style-name="P41"/>
      <text:p text:style-name="P45"/>
      <text:p text:style-name="P84"><text:soft-page-break/>Criar arquivos:</text:p>
      <text:p text:style-name="P115"/>
      <text:p text:style-name="P84"/>
      <text:p text:style-name="P147">index<text:span text:style-name="T44">2</text:span>.html</text:p>
      <text:p text:style-name="P214"><text:span text:style-name="T42">&lt;!DOCTYPE </text:span><text:span text:style-name="T22">html</text:span><text:span text:style-name="T42">&gt;</text:span></text:p>
      <text:p text:style-name="P260"><text:span text:style-name="T42">&lt;</text:span><text:span text:style-name="T11">html</text:span><text:span text:style-name="T42">&gt;</text:span></text:p>
      <text:p text:style-name="P260"><text:span text:style-name="T42">&lt;</text:span><text:span text:style-name="T11">head</text:span><text:span text:style-name="T42">&gt;</text:span></text:p>
      <text:p text:style-name="P260"><text:s text:c="4"/><text:span text:style-name="T42">&lt;</text:span><text:span text:style-name="T11">title</text:span><text:span text:style-name="T42">&gt;</text:span>Curso SASS<text:span text:style-name="T42">&lt;/</text:span><text:span text:style-name="T11">title</text:span><text:span text:style-name="T42">&gt;</text:span></text:p>
      <text:p text:style-name="P260"><text:s text:c="4"/><text:span text:style-name="T42">&lt;</text:span><text:span text:style-name="T11">link </text:span><text:span text:style-name="T22">rel=</text:span><text:span text:style-name="T27">"stylesheet" </text:span><text:span text:style-name="T22">href=</text:span><text:span text:style-name="T27">"style2.css"</text:span><text:span text:style-name="T42">&gt;</text:span></text:p>
      <text:p text:style-name="P260"><text:span text:style-name="T42">&lt;/</text:span><text:span text:style-name="T11">head</text:span><text:span text:style-name="T42">&gt;</text:span></text:p>
      <text:p text:style-name="P260"><text:span text:style-name="T42">&lt;</text:span><text:span text:style-name="T11">body</text:span><text:span text:style-name="T42">&gt;</text:span></text:p>
      <text:p text:style-name="P260"><text:span text:style-name="T42">&lt;</text:span><text:span text:style-name="T11">h1</text:span><text:span text:style-name="T42">&gt;</text:span>Curso SASS - School of Net<text:span text:style-name="T42">&lt;/</text:span><text:span text:style-name="T11">h1</text:span><text:span text:style-name="T42">&gt;</text:span></text:p>
      <text:p text:style-name="P260"><text:span text:style-name="T42">&lt;</text:span><text:span text:style-name="T11">div </text:span><text:span text:style-name="T22">class=</text:span><text:span text:style-name="T27">"box"</text:span><text:span text:style-name="T42">&gt;</text:span></text:p>
      <text:p text:style-name="P260"><text:s text:c="4"/>Esse é o box <text:span text:style-name="T42">&lt;</text:span><text:span text:style-name="T11">em</text:span><text:span text:style-name="T42">&gt;</text:span>azul<text:span text:style-name="T42">&lt;/</text:span><text:span text:style-name="T11">em</text:span><text:span text:style-name="T42">&gt;</text:span></text:p>
      <text:p text:style-name="P260"><text:span text:style-name="T42">&lt;/</text:span><text:span text:style-name="T11">div</text:span><text:span text:style-name="T42">&gt;</text:span></text:p>
      <text:p text:style-name="P260"><text:span text:style-name="T42">&lt;</text:span><text:span text:style-name="T11">div </text:span><text:span text:style-name="T22">class=</text:span><text:span text:style-name="T27">"vermelho"</text:span><text:span text:style-name="T42">&gt;</text:span></text:p>
      <text:p text:style-name="P260"><text:s text:c="4"/>Esse é o box <text:span text:style-name="T42">&lt;</text:span><text:span text:style-name="T11">em</text:span><text:span text:style-name="T42">&gt;</text:span>vermelho<text:span text:style-name="T42">&lt;/</text:span><text:span text:style-name="T11">em</text:span><text:span text:style-name="T42">&gt;</text:span></text:p>
      <text:p text:style-name="P260"><text:span text:style-name="T42">&lt;/</text:span><text:span text:style-name="T11">div</text:span><text:span text:style-name="T42">&gt;</text:span></text:p>
      <text:p text:style-name="P260"><text:span text:style-name="T42">&lt;</text:span><text:span text:style-name="T11">div </text:span><text:span text:style-name="T22">class=</text:span><text:span text:style-name="T27">"laranja"</text:span><text:span text:style-name="T42">&gt;</text:span></text:p>
      <text:p text:style-name="P260"><text:s text:c="4"/>Esse é o box <text:span text:style-name="T42">&lt;</text:span><text:span text:style-name="T11">em</text:span><text:span text:style-name="T42">&gt;</text:span>laranja<text:span text:style-name="T42">&lt;/</text:span><text:span text:style-name="T11">em</text:span><text:span text:style-name="T42">&gt;</text:span></text:p>
      <text:p text:style-name="P260"><text:span text:style-name="T42">&lt;/</text:span><text:span text:style-name="T11">div</text:span><text:span text:style-name="T42">&gt;</text:span></text:p>
      <text:p text:style-name="P260"><text:span text:style-name="T42">&lt;/</text:span><text:span text:style-name="T11">body</text:span><text:span text:style-name="T42">&gt;</text:span></text:p>
      <text:p text:style-name="P252"><text:span text:style-name="T42">&lt;/</text:span><text:span text:style-name="T11">html</text:span><text:span text:style-name="T42">&gt;</text:span></text:p>
      <text:p text:style-name="P235"/>
      <text:p text:style-name="P206"/>
      <text:p text:style-name="P147"/>
      <text:p text:style-name="P96">Iniciar servidor PHP pela linha de comando</text:p>
      <text:p text:style-name="P106">Entrar na pasta do projeto ~/cursos/curso-sass e entrar com o comando</text:p>
      <text:p text:style-name="P158">php -S 0.0.0.0:8888</text:p>
      <text:p text:style-name="P84"/>
      <text:p text:style-name="P84"><text:span text:style-name="T29">style</text:span><text:span text:style-name="T32">2</text:span><text:span text:style-name="T29">.scss</text:span> (ativar o compilador pela IDE ou pela linha de comando. <text:s/>No PHPStorm dividir a tela em duas colunas para ver o style.scss e o style.css gerado. <text:s/>Inicializar o watcher peda IDE) <text:s/><text:span text:style-name="T55">Exemplo de função</text:span></text:p>
      <text:p text:style-name="P84"/>
      <text:p text:style-name="P214"><text:span text:style-name="T50">$azul</text:span>: <text:span text:style-name="T10">#3e5680</text:span>;</text:p>
      <text:p text:style-name="P257"><text:span text:style-name="T50">$vermelho</text:span>: <text:span text:style-name="T10">#ff755f</text:span>;</text:p>
      <text:p text:style-name="P257"><text:span text:style-name="T50">$laranja</text:span>: <text:span text:style-name="T10">#ffb435</text:span>;</text:p>
      <text:p text:style-name="P257"/>
      <text:p text:style-name="P257"><text:span text:style-name="T10">@function fixBorder</text:span>(<text:span text:style-name="T50">$cor</text:span>) {</text:p>
      <text:p text:style-name="P257"><text:s text:c="2"/><text:span text:style-name="T10">@return desaturate</text:span>(<text:span text:style-name="T10">darken</text:span>(<text:span text:style-name="T50">$cor</text:span>, <text:span text:style-name="T17">25</text:span>%), <text:span text:style-name="T17">50</text:span>%);</text:p>
      <text:p text:style-name="P257"><text:soft-page-break/>}</text:p>
      <text:p text:style-name="P257"/>
      <text:p text:style-name="P257"><text:span text:style-name="T10">body </text:span>{</text:p>
      <text:p text:style-name="P257"><text:s text:c="2"/><text:span text:style-name="T21">font-size</text:span>: <text:span text:style-name="T17">20</text:span><text:span text:style-name="T26">px</text:span>;</text:p>
      <text:p text:style-name="P257">}</text:p>
      <text:p text:style-name="P257">.<text:span text:style-name="T10">box </text:span>{</text:p>
      <text:p text:style-name="P257"><text:s text:c="2"/><text:span text:style-name="T21">border</text:span>: <text:span text:style-name="T17">5</text:span><text:span text:style-name="T26">px solid</text:span>;</text:p>
      <text:p text:style-name="P257"><text:s text:c="2"/><text:span text:style-name="T21">padding</text:span>: <text:span text:style-name="T17">20</text:span><text:span text:style-name="T26">px</text:span>;</text:p>
      <text:p text:style-name="P257"><text:s text:c="2"/><text:span text:style-name="T21">margin</text:span>: <text:span text:style-name="T17">20</text:span><text:span text:style-name="T26">px auto</text:span>;</text:p>
      <text:p text:style-name="P257"><text:s text:c="2"/><text:span text:style-name="T21">border-color</text:span>: <text:span text:style-name="T10">fixBorder</text:span>(<text:span text:style-name="T50">$azul</text:span>);</text:p>
      <text:p text:style-name="P257"><text:s text:c="2"/><text:span text:style-name="T21">background-color</text:span>: <text:span text:style-name="T50">$azul</text:span>;</text:p>
      <text:p text:style-name="P257"><text:s text:c="2"/><text:span text:style-name="T10">em </text:span>{</text:p>
      <text:p text:style-name="P257"><text:s text:c="4"/><text:span text:style-name="T21">font-weight</text:span>: <text:span text:style-name="T26">bold</text:span>;</text:p>
      <text:p text:style-name="P257"><text:s text:c="2"/>}</text:p>
      <text:p text:style-name="P257">}</text:p>
      <text:p text:style-name="P257">.<text:span text:style-name="T10">vermelho </text:span>{</text:p>
      <text:p text:style-name="P257"><text:s text:c="2"/><text:span text:style-name="T10">@extend </text:span>.<text:span text:style-name="T10">box</text:span>;</text:p>
      <text:p text:style-name="P257"><text:s text:c="2"/><text:span text:style-name="T21">color</text:span>: <text:span text:style-name="T26">darkred</text:span>;</text:p>
      <text:p text:style-name="P257"><text:s text:c="2"/><text:span text:style-name="T21">border-color</text:span>: <text:span text:style-name="T10">fixBorder</text:span>(<text:span text:style-name="T50">$vermelho</text:span>);</text:p>
      <text:p text:style-name="P257"><text:s text:c="2"/><text:span text:style-name="T21">background-color</text:span>: <text:span text:style-name="T50">$vermelho</text:span>;</text:p>
      <text:p text:style-name="P257">}</text:p>
      <text:p text:style-name="P257">.<text:span text:style-name="T10">laranja </text:span>{</text:p>
      <text:p text:style-name="P257"><text:s text:c="2"/><text:span text:style-name="T10">@extend </text:span>.<text:span text:style-name="T10">box</text:span>;</text:p>
      <text:p text:style-name="P257"><text:s text:c="2"/><text:span text:style-name="T21">color</text:span>: <text:span text:style-name="T26">orangered</text:span>;</text:p>
      <text:p text:style-name="P257"><text:s text:c="2"/><text:span text:style-name="T21">border-color</text:span>: <text:span text:style-name="T10">fixBorder</text:span>(<text:span text:style-name="T50">$laranja</text:span>);</text:p>
      <text:p text:style-name="P257"><text:s text:c="2"/><text:span text:style-name="T21">background-color</text:span>: <text:span text:style-name="T50">$laranja</text:span>;</text:p>
      <text:p text:style-name="P249">}</text:p>
      <text:p text:style-name="P214"/>
      <text:p text:style-name="P214"/>
      <text:p text:style-name="P223"/>
      <text:p text:style-name="P127">Vai resultar no css</text:p>
      <text:p text:style-name="P127"/>
      <text:p text:style-name="P214"><text:span text:style-name="T10">body </text:span>{</text:p>
      <text:p text:style-name="P257"><text:s text:c="2"/><text:span text:style-name="T21">font-size</text:span>: <text:span text:style-name="T17">20</text:span><text:span text:style-name="T26">px</text:span>; }</text:p>
      <text:p text:style-name="P257">.<text:span text:style-name="T10">box</text:span>, .<text:span text:style-name="T10">vermelho</text:span>, .<text:span text:style-name="T10">laranja </text:span>{</text:p>
      <text:p text:style-name="P257"><text:s text:c="2"/><text:span text:style-name="T21">border</text:span>: <text:span text:style-name="T17">5</text:span><text:span text:style-name="T26">px solid</text:span>;</text:p>
      <text:p text:style-name="P257"><text:s text:c="2"/><text:span text:style-name="T21">padding</text:span>: <text:span text:style-name="T17">20</text:span><text:span text:style-name="T26">px</text:span>;</text:p>
      <text:p text:style-name="P257"><text:s text:c="2"/><text:span text:style-name="T21">margin</text:span>: <text:span text:style-name="T17">20</text:span><text:span text:style-name="T26">px auto</text:span>;</text:p>
      <text:p text:style-name="P257"><text:s text:c="2"/><text:span text:style-name="T21">border-color</text:span>: <text:span text:style-name="T10">#1f1f1f</text:span>;</text:p>
      <text:p text:style-name="P257"><text:s text:c="2"/><text:span text:style-name="T21">background-color</text:span>: <text:span text:style-name="T10">#3e5680</text:span>; }</text:p>
      <text:p text:style-name="P257"><text:s text:c="2"/>.<text:span text:style-name="T10">box em</text:span>, .<text:span text:style-name="T10">vermelho em</text:span>, .<text:span text:style-name="T10">laranja em </text:span>{</text:p>
      <text:p text:style-name="P257"><text:s text:c="4"/><text:span text:style-name="T21">font-weight</text:span>: <text:span text:style-name="T26">bold</text:span>; }</text:p>
      <text:p text:style-name="P257">.<text:span text:style-name="T10">vermelho </text:span>{</text:p>
      <text:p text:style-name="P257"><text:s text:c="2"/><text:span text:style-name="T21">color</text:span>: <text:span text:style-name="T26">darkred</text:span>;</text:p>
      <text:p text:style-name="P257"><text:s text:c="2"/><text:span text:style-name="T21">border-color</text:span>: <text:span text:style-name="T10">#a74738</text:span>;</text:p>
      <text:p text:style-name="P257"><text:s text:c="2"/><text:span text:style-name="T21">background-color</text:span>: <text:span text:style-name="T10">#ff755f</text:span>; }</text:p>
      <text:p text:style-name="P257">.<text:span text:style-name="T10">laranja </text:span>{</text:p>
      <text:p text:style-name="P257"><text:soft-page-break/><text:s text:c="2"/><text:span text:style-name="T21">color</text:span>: <text:span text:style-name="T26">orangered</text:span>;</text:p>
      <text:p text:style-name="P257"><text:s text:c="2"/><text:span text:style-name="T21">border-color</text:span>: <text:span text:style-name="T10">#87662d</text:span>;</text:p>
      <text:p text:style-name="P249"><text:s text:c="2"/><text:span text:style-name="T21">background-color</text:span>: <text:span text:style-name="T10">#ffb435</text:span>; }</text:p>
      <text:p text:style-name="P214"/>
      <text:p text:style-name="P230"/>
      <text:h text:style-name="P306" text:outline-level="1"><text:bookmark-start text:name="__RefHeading__876_1255555291121111"/><text:span text:style-name="T55">9</text:span>. <text:span text:style-name="T55">Trabalhando com mixins</text:span><text:bookmark-end text:name="__RefHeading__876_1255555291121111"/></text:h>
      <text:p text:style-name="P189"/>
      <text:h text:style-name="P290" text:outline-level="2"><text:bookmark-start text:name="__RefHeading__2438_68202544712111111"/><text:span text:style-name="T56">9</text:span>.1 <text:span text:style-name="T56">Trabalhando com mixins</text:span><text:bookmark-end text:name="__RefHeading__2438_68202544712111111"/></text:h>
      <text:p text:style-name="P13"/>
      <text:p text:style-name="P49">Mistura de funções com herança</text:p>
      <text:p text:style-name="P42"/>
      <text:p text:style-name="P46"/>
      <text:p text:style-name="P86">Criar arquivos:</text:p>
      <text:p text:style-name="P117"/>
      <text:p text:style-name="P86"/>
      <text:p text:style-name="P148">index<text:span text:style-name="T44">2</text:span>.html</text:p>
      <text:p text:style-name="P215"><text:span text:style-name="T42">&lt;!DOCTYPE </text:span><text:span text:style-name="T22">html</text:span><text:span text:style-name="T42">&gt;</text:span></text:p>
      <text:p text:style-name="P261"><text:span text:style-name="T42">&lt;</text:span><text:span text:style-name="T11">html</text:span><text:span text:style-name="T42">&gt;</text:span></text:p>
      <text:p text:style-name="P261"><text:span text:style-name="T42">&lt;</text:span><text:span text:style-name="T11">head</text:span><text:span text:style-name="T42">&gt;</text:span></text:p>
      <text:p text:style-name="P261"><text:s text:c="4"/><text:span text:style-name="T42">&lt;</text:span><text:span text:style-name="T11">title</text:span><text:span text:style-name="T42">&gt;</text:span>Curso SASS<text:span text:style-name="T42">&lt;/</text:span><text:span text:style-name="T11">title</text:span><text:span text:style-name="T42">&gt;</text:span></text:p>
      <text:p text:style-name="P261"><text:s text:c="4"/><text:span text:style-name="T42">&lt;</text:span><text:span text:style-name="T11">link </text:span><text:span text:style-name="T22">rel=</text:span><text:span text:style-name="T27">"stylesheet" </text:span><text:span text:style-name="T22">href=</text:span><text:span text:style-name="T27">"style2.css"</text:span><text:span text:style-name="T42">&gt;</text:span></text:p>
      <text:p text:style-name="P261"><text:span text:style-name="T42">&lt;/</text:span><text:span text:style-name="T11">head</text:span><text:span text:style-name="T42">&gt;</text:span></text:p>
      <text:p text:style-name="P261"><text:span text:style-name="T42">&lt;</text:span><text:span text:style-name="T11">body</text:span><text:span text:style-name="T42">&gt;</text:span></text:p>
      <text:p text:style-name="P261"><text:span text:style-name="T42">&lt;</text:span><text:span text:style-name="T11">h1</text:span><text:span text:style-name="T42">&gt;</text:span>Curso SASS - School of Net<text:span text:style-name="T42">&lt;/</text:span><text:span text:style-name="T11">h1</text:span><text:span text:style-name="T42">&gt;</text:span></text:p>
      <text:p text:style-name="P261"><text:span text:style-name="T42">&lt;</text:span><text:span text:style-name="T11">div </text:span><text:span text:style-name="T22">class=</text:span><text:span text:style-name="T27">"box"</text:span><text:span text:style-name="T42">&gt;</text:span></text:p>
      <text:p text:style-name="P261"><text:s text:c="4"/>Esse é o box <text:span text:style-name="T42">&lt;</text:span><text:span text:style-name="T11">em</text:span><text:span text:style-name="T42">&gt;</text:span>azul<text:span text:style-name="T42">&lt;/</text:span><text:span text:style-name="T11">em</text:span><text:span text:style-name="T42">&gt;</text:span></text:p>
      <text:p text:style-name="P261"><text:span text:style-name="T42">&lt;/</text:span><text:span text:style-name="T11">div</text:span><text:span text:style-name="T42">&gt;</text:span></text:p>
      <text:p text:style-name="P261"><text:span text:style-name="T42">&lt;</text:span><text:span text:style-name="T11">div </text:span><text:span text:style-name="T22">class=</text:span><text:span text:style-name="T27">"vermelho"</text:span><text:span text:style-name="T42">&gt;</text:span></text:p>
      <text:p text:style-name="P261"><text:s text:c="4"/>Esse é o box <text:span text:style-name="T42">&lt;</text:span><text:span text:style-name="T11">em</text:span><text:span text:style-name="T42">&gt;</text:span>vermelho<text:span text:style-name="T42">&lt;/</text:span><text:span text:style-name="T11">em</text:span><text:span text:style-name="T42">&gt;</text:span></text:p>
      <text:p text:style-name="P261"><text:span text:style-name="T42">&lt;/</text:span><text:span text:style-name="T11">div</text:span><text:span text:style-name="T42">&gt;</text:span></text:p>
      <text:p text:style-name="P261"><text:span text:style-name="T42">&lt;</text:span><text:span text:style-name="T11">div </text:span><text:span text:style-name="T22">class=</text:span><text:span text:style-name="T27">"laranja"</text:span><text:span text:style-name="T42">&gt;</text:span></text:p>
      <text:p text:style-name="P261"><text:s text:c="4"/>Esse é o box <text:span text:style-name="T42">&lt;</text:span><text:span text:style-name="T11">em</text:span><text:span text:style-name="T42">&gt;</text:span>laranja<text:span text:style-name="T42">&lt;/</text:span><text:span text:style-name="T11">em</text:span><text:span text:style-name="T42">&gt;</text:span></text:p>
      <text:p text:style-name="P261"><text:span text:style-name="T42">&lt;/</text:span><text:span text:style-name="T11">div</text:span><text:span text:style-name="T42">&gt;</text:span></text:p>
      <text:p text:style-name="P261"><text:span text:style-name="T42">&lt;/</text:span><text:span text:style-name="T11">body</text:span><text:span text:style-name="T42">&gt;</text:span></text:p>
      <text:p text:style-name="P253"><text:span text:style-name="T42">&lt;/</text:span><text:span text:style-name="T11">html</text:span><text:span text:style-name="T42">&gt;</text:span></text:p>
      <text:p text:style-name="P236"/>
      <text:p text:style-name="P207"/>
      <text:p text:style-name="P148"/>
      <text:p text:style-name="P97"><text:soft-page-break/>Iniciar servidor PHP pela linha de comando</text:p>
      <text:p text:style-name="P107">Entrar na pasta do projeto ~/cursos/curso-sass e entrar com o comando</text:p>
      <text:p text:style-name="P159">php -S 0.0.0.0:8888</text:p>
      <text:p text:style-name="P86"/>
      <text:p text:style-name="P86"><text:span text:style-name="T29">style</text:span><text:span text:style-name="T32">2</text:span><text:span text:style-name="T29">.scss</text:span> (ativar o compilador pela IDE ou pela linha de comando. <text:s/>No PHPStorm dividir a tela em duas colunas para ver o style.scss e o style.css gerado. <text:s/>Inicializar o watcher peda IDE) <text:s/><text:span text:style-name="T55">Exemplo de mixin</text:span></text:p>
      <text:p text:style-name="P86"/>
      <text:p text:style-name="P215"><text:span text:style-name="T50">$azul</text:span>: <text:span text:style-name="T10">#3e5680</text:span>;</text:p>
      <text:p text:style-name="P257"><text:span text:style-name="T50">$vermelho</text:span>: <text:span text:style-name="T10">#ff755f</text:span>;</text:p>
      <text:p text:style-name="P257"><text:span text:style-name="T50">$laranja</text:span>: <text:span text:style-name="T10">#ffb435</text:span>;</text:p>
      <text:p text:style-name="P257"><text:span text:style-name="T10">@function fixBorder</text:span>(<text:span text:style-name="T50">$cor</text:span>) {</text:p>
      <text:p text:style-name="P257"><text:s text:c="2"/><text:span text:style-name="T10">@return desaturate</text:span>(<text:span text:style-name="T10">darken</text:span>(<text:span text:style-name="T50">$cor</text:span>, <text:span text:style-name="T17">25</text:span>%), <text:span text:style-name="T17">50</text:span>%);</text:p>
      <text:p text:style-name="P257">}</text:p>
      <text:p text:style-name="P257"><text:span text:style-name="T57">@mixin </text:span><text:span text:style-name="T10">geraBorda</text:span>(<text:span text:style-name="T50">$cor</text:span>) {</text:p>
      <text:p text:style-name="P257"><text:s text:c="2"/><text:span text:style-name="T10">@extend </text:span>.<text:span text:style-name="T10">box</text:span>;</text:p>
      <text:p text:style-name="P257"><text:s text:c="2"/><text:span text:style-name="T21">border-color</text:span>: <text:span text:style-name="T10">fixBorder</text:span>(<text:span text:style-name="T50">$cor</text:span>);</text:p>
      <text:p text:style-name="P257"><text:s text:c="2"/><text:span text:style-name="T21">background-color</text:span>: <text:span text:style-name="T50">$cor</text:span>;</text:p>
      <text:p text:style-name="P257">}</text:p>
      <text:p text:style-name="P257"><text:span text:style-name="T10">body </text:span>{</text:p>
      <text:p text:style-name="P257"><text:s text:c="2"/><text:span text:style-name="T21">font-size</text:span>: <text:span text:style-name="T17">20</text:span><text:span text:style-name="T26">px</text:span>;</text:p>
      <text:p text:style-name="P257">}</text:p>
      <text:p text:style-name="P257">.<text:span text:style-name="T10">box </text:span>{</text:p>
      <text:p text:style-name="P257"><text:s text:c="2"/><text:span text:style-name="T21">border</text:span>: <text:span text:style-name="T17">5</text:span><text:span text:style-name="T26">px solid</text:span>;</text:p>
      <text:p text:style-name="P257"><text:s text:c="2"/><text:span text:style-name="T21">padding</text:span>: <text:span text:style-name="T17">20</text:span><text:span text:style-name="T26">px</text:span>;</text:p>
      <text:p text:style-name="P257"><text:s text:c="2"/><text:span text:style-name="T21">margin</text:span>: <text:span text:style-name="T17">20</text:span><text:span text:style-name="T26">px auto</text:span>;</text:p>
      <text:p text:style-name="P257"><text:s text:c="2"/><text:span text:style-name="T21">border-color</text:span>: <text:span text:style-name="T10">fixBorder</text:span>(<text:span text:style-name="T50">$azul</text:span>);</text:p>
      <text:p text:style-name="P257"><text:s text:c="2"/><text:span text:style-name="T21">background-color</text:span>: <text:span text:style-name="T50">$azul</text:span>;</text:p>
      <text:p text:style-name="P257"><text:s text:c="2"/><text:span text:style-name="T10">em </text:span>{</text:p>
      <text:p text:style-name="P257"><text:s text:c="4"/><text:span text:style-name="T21">font-weight</text:span>: <text:span text:style-name="T26">bold</text:span>;</text:p>
      <text:p text:style-name="P257"><text:s text:c="2"/>}</text:p>
      <text:p text:style-name="P257">}</text:p>
      <text:p text:style-name="P257">.<text:span text:style-name="T10">vermelho </text:span>{</text:p>
      <text:p text:style-name="P257"><text:s text:c="2"/><text:span text:style-name="T10">@include geraBorda</text:span>(<text:span text:style-name="T50">$vermelho</text:span>);</text:p>
      <text:p text:style-name="P257">}</text:p>
      <text:p text:style-name="P257">.<text:span text:style-name="T10">laranja </text:span>{</text:p>
      <text:p text:style-name="P257"><text:s text:c="2"/><text:span text:style-name="T10">@include geraBorda</text:span>(<text:span text:style-name="T50">$laranja</text:span>);</text:p>
      <text:p text:style-name="P249">}</text:p>
      <text:p text:style-name="P215"/>
      <text:p text:style-name="P215"/>
      <text:p text:style-name="P224"/>
      <text:p text:style-name="P128">Vai resultar no css</text:p>
      <text:p text:style-name="P128"><text:soft-page-break/></text:p>
      <text:p text:style-name="P224"><text:span text:style-name="T10">body </text:span>{</text:p>
      <text:p text:style-name="P257"><text:s text:c="2"/><text:span text:style-name="T21">font-size</text:span>: <text:span text:style-name="T17">20</text:span><text:span text:style-name="T26">px</text:span>; }</text:p>
      <text:p text:style-name="P257">.<text:span text:style-name="T10">box</text:span>, .<text:span text:style-name="T10">vermelho</text:span>, .<text:span text:style-name="T10">laranja </text:span>{</text:p>
      <text:p text:style-name="P257"><text:s text:c="2"/><text:span text:style-name="T21">border</text:span>: <text:span text:style-name="T17">5</text:span><text:span text:style-name="T26">px solid</text:span>;</text:p>
      <text:p text:style-name="P257"><text:s text:c="2"/><text:span text:style-name="T21">padding</text:span>: <text:span text:style-name="T17">20</text:span><text:span text:style-name="T26">px</text:span>;</text:p>
      <text:p text:style-name="P257"><text:s text:c="2"/><text:span text:style-name="T21">margin</text:span>: <text:span text:style-name="T17">20</text:span><text:span text:style-name="T26">px auto</text:span>;</text:p>
      <text:p text:style-name="P257"><text:s text:c="2"/><text:span text:style-name="T21">border-color</text:span>: <text:span text:style-name="T10">#1f1f1f</text:span>;</text:p>
      <text:p text:style-name="P257"><text:s text:c="2"/><text:span text:style-name="T21">background-color</text:span>: <text:span text:style-name="T10">#3e5680</text:span>; }</text:p>
      <text:p text:style-name="P257"><text:s text:c="2"/>.<text:span text:style-name="T10">box em</text:span>, .<text:span text:style-name="T10">vermelho em</text:span>, .<text:span text:style-name="T10">laranja em </text:span>{</text:p>
      <text:p text:style-name="P257"><text:s text:c="4"/><text:span text:style-name="T21">font-weight</text:span>: <text:span text:style-name="T26">bold</text:span>; }</text:p>
      <text:p text:style-name="P257">.<text:span text:style-name="T10">vermelho </text:span>{</text:p>
      <text:p text:style-name="P257"><text:s text:c="2"/><text:span text:style-name="T21">border-color</text:span>: <text:span text:style-name="T10">#a74738</text:span>;</text:p>
      <text:p text:style-name="P257"><text:s text:c="2"/><text:span text:style-name="T21">background-color</text:span>: <text:span text:style-name="T10">#ff755f</text:span>; }</text:p>
      <text:p text:style-name="P257">.<text:span text:style-name="T10">laranja </text:span>{</text:p>
      <text:p text:style-name="P257"><text:s text:c="2"/><text:span text:style-name="T21">border-color</text:span>: <text:span text:style-name="T10">#87662d</text:span>;</text:p>
      <text:p text:style-name="P249"><text:s text:c="2"/><text:span text:style-name="T21">background-color</text:span>: <text:span text:style-name="T10">#ffb435</text:span>; }</text:p>
      <text:p text:style-name="P224"/>
      <text:p text:style-name="P116"/>
      <text:p text:style-name="P85"/>
      <text:p text:style-name="P67"/>
      <text:p text:style-name="P67"/>
      <text:p text:style-name="P67"/>
      <text:p text:style-name="P64"><text:bookmark-start text:name="__DdeLink__136_672473831"/></text:p>
      <text:h text:style-name="P307" text:outline-level="1"><text:bookmark-start text:name="__RefHeading__876_1255555292"/>1<text:span text:style-name="T62">0</text:span>. <text:span text:style-name="T1">Instalando o Compass</text:span><text:bookmark-end text:name="__RefHeading__876_1255555292"/></text:h>
      <text:p text:style-name="P190"/>
      <text:h text:style-name="P291" text:outline-level="2"><text:bookmark-start text:name="__RefHeading__2438_6820254472"/>1<text:span text:style-name="T59">0</text:span>.1 <text:span text:style-name="T1">Instalando o Compass</text:span><text:bookmark-end text:name="__RefHeading__2438_6820254472"/></text:h>
      <text:p text:style-name="P14"/>
      <text:p text:style-name="P65">É um framework que usa o Sass</text:p>
      <text:p text:style-name="P23">Acessar <text:a xlink:type="simple" xlink:href="http://compass-style.org/" text:style-name="Internet_20_link" text:visited-style-name="Visited_20_Internet_20_Link">http://</text:a><text:a xlink:type="simple" xlink:href="http://compass-style.org/" text:style-name="Internet_20_link" text:visited-style-name="Visited_20_Internet_20_Link"><text:span text:style-name="T58">compass-style.org</text:span></text:a><text:span text:style-name="T58"> </text:span></text:p>
      <text:p text:style-name="P23"><text:bookmark-end text:name="__DdeLink__136_672473831"/></text:p>
      <text:p text:style-name="P25">É preciso instalar o ruby. (No windows instalar pelo RubyInstaler <text:s/><text:span text:style-name="T2">www.rubyinstaller.org</text:span>)</text:p>
      <text:p text:style-name="P169">apt-get install ruby</text:p>
      <text:p text:style-name="P25"/>
      <text:p text:style-name="P27">Instalando o sass</text:p>
      <text:p text:style-name="P171">sudo gem install <text:span text:style-name="T58">ruby-dev</text:span></text:p>
      <text:p text:style-name="P171"><text:soft-page-break/>sudo gem install <text:span text:style-name="T58">compass</text:span></text:p>
      <text:p text:style-name="P25"/>
      <text:p text:style-name="P129"/>
      <text:p text:style-name="P191"/>
      <text:h text:style-name="P292" text:outline-level="2"><text:bookmark-start text:name="__RefHeading__2438_68202544721"/>1<text:span text:style-name="T59">0</text:span>.<text:span text:style-name="T59">2</text:span> <text:span text:style-name="T59">Criando um projeto com compass</text:span><text:bookmark-end text:name="__RefHeading__2438_68202544721"/></text:h>
      <text:p text:style-name="P15"/>
      <text:p text:style-name="P66">Criar a pasta do projeto</text:p>
      <text:p text:style-name="P179">cd cursos/curso-sass</text:p>
      <text:p text:style-name="P179">mkdir compass</text:p>
      <text:p text:style-name="P66"/>
      <text:p text:style-name="P130">Inicializa<text:span text:style-name="T61">r um projeto compass</text:span> <text:span text:style-name="T60">(uma estrutura de pastas será criada)</text:span></text:p>
      <text:p text:style-name="P164">compass init</text:p>
      <text:p text:style-name="P130"/>
      <text:p text:style-name="P131">Ao verificar a estrutura criada seguem os arquivos:</text:p>
      <text:p text:style-name="P131"/>
      <text:p text:style-name="P131"><text:span text:style-name="T4">config.rb </text:span>– traz as principais configurações que o compass vai utilizar para gerar as coisas </text:p>
      <text:p text:style-name="P132"/>
      <text:p text:style-name="P132"><text:s text:c="5"/>Alterar conforme abaixo</text:p>
      <text:list xml:id="list538420097582001618" text:style-name="L1">
        <text:list-item>
          <text:p text:style-name="P272">alterar o css_dir para “css” e renomear a pasta “stylesheets” para “css”</text:p>
        </text:list-item>
        <text:list-item>
          <text:p text:style-name="P272">alterar o javascript_dir para “js” e renomear a pasta “javascripts” para “js”</text:p>
        </text:list-item>
      </text:list>
      <text:p text:style-name="P131"/>
      <text:p text:style-name="P139"><text:s text:c="4"/>output_style <text:span text:style-name="T41">(alterar)</text:span></text:p>
      <text:list xml:id="list6260062342632519620" text:style-name="L2">
        <text:list-item>
          <text:p text:style-name="P273"><text:span text:style-name="T4">expanded </text:span>- traz tudo</text:p>
        </text:list-item>
        <text:list-item>
          <text:p text:style-name="P273"><text:span text:style-name="T4">nested </text:span>– vai encadear</text:p>
        </text:list-item>
        <text:list-item>
          <text:p text:style-name="P273"><text:span text:style-name="T4">compact</text:span> – vai compactar</text:p>
        </text:list-item>
        <text:list-item>
          <text:p text:style-name="P273"><text:span text:style-name="T4">compressed </text:span>– comprime o css pronto para trabalhar em produção</text:p>
          <text:p text:style-name="P278">output_style = :expanded</text:p>
        </text:list-item>
      </text:list>
      <text:p text:style-name="P133"/>
      <text:p text:style-name="P131"/>
      <text:h text:style-name="P293" text:outline-level="2"><text:bookmark-start text:name="__RefHeading__2438_682025447211"/><text:soft-page-break/>1<text:span text:style-name="T59">0</text:span>.<text:span text:style-name="T63">3</text:span> <text:span text:style-name="T63">Ativar o watch do sass</text:span><text:bookmark-end text:name="__RefHeading__2438_682025447211"/></text:h>
      <text:p text:style-name="P16"/>
      <text:p text:style-name="P133">Na linha de comando, dentro da pasta compass digitar</text:p>
      <text:p text:style-name="P165">compass watch</text:p>
      <text:p text:style-name="P67"><text:s/></text:p>
      <text:p text:style-name="P134">E deixar rodando</text:p>
      <text:p text:style-name="P67"/>
      <text:p text:style-name="P67"><text:s/></text:p>
      <text:h text:style-name="P308" text:outline-level="1"><text:bookmark-start text:name="__RefHeading__876_12555552921"/>1<text:span text:style-name="T64">1</text:span>. <text:span text:style-name="T66">Preparando projeto Compass</text:span><text:bookmark-end text:name="__RefHeading__876_12555552921"/></text:h>
      <text:p text:style-name="P192"/>
      <text:h text:style-name="P294" text:outline-level="2"><text:bookmark-start text:name="__RefHeading__2438_68202544722"/>1<text:span text:style-name="T64">1</text:span>.1 <text:span text:style-name="T64">Preparando o projeto Compass</text:span><text:bookmark-end text:name="__RefHeading__2438_68202544722"/></text:h>
      <text:p text:style-name="P17"/>
      <text:p text:style-name="P135">Na pasta sass apagar os arquivos ie.scss e print.scss e os arquivos ie.css e print.css</text:p>
      <text:p text:style-name="P135"/>
      <text:p text:style-name="P136">Na pasta sass no arquivo screen.scss existe a importação do reset.css através da linha:</text:p>
      <text:p text:style-name="P166">@import “compass/reset”</text:p>
      <text:p text:style-name="P136"/>
      <text:p text:style-name="P136"/>
      <text:p text:style-name="P87">Criar arquivos:</text:p>
      <text:p text:style-name="P118"/>
      <text:p text:style-name="P87"/>
      <text:p text:style-name="P149">/<text:span text:style-name="T65">compass/</text:span>index.html</text:p>
      <text:p text:style-name="P216"><text:span text:style-name="T42">&lt;!DOCTYPE </text:span><text:span text:style-name="T22">html</text:span><text:span text:style-name="T42">&gt;</text:span></text:p>
      <text:p text:style-name="P257"><text:span text:style-name="T42">&lt;</text:span><text:span text:style-name="T11">html</text:span><text:span text:style-name="T42">&gt;</text:span></text:p>
      <text:p text:style-name="P257"><text:span text:style-name="T42">&lt;</text:span><text:span text:style-name="T11">head </text:span><text:span text:style-name="T22">lang=</text:span><text:span text:style-name="T27">"en"</text:span><text:span text:style-name="T42">&gt;</text:span></text:p>
      <text:p text:style-name="P257"><text:s text:c="4"/><text:span text:style-name="T42">&lt;</text:span><text:span text:style-name="T11">meta </text:span><text:span text:style-name="T22">charset=</text:span><text:span text:style-name="T27">"UTF-8"</text:span><text:span text:style-name="T42">&gt;</text:span></text:p>
      <text:p text:style-name="P257"><text:s text:c="4"/><text:span text:style-name="T42">&lt;</text:span><text:span text:style-name="T11">title</text:span><text:span text:style-name="T42">&gt;</text:span>Compass exemplo<text:span text:style-name="T42">&lt;/</text:span><text:span text:style-name="T11">title</text:span><text:span text:style-name="T42">&gt;</text:span></text:p>
      <text:p text:style-name="P257"><text:s text:c="4"/><text:span text:style-name="T42">&lt;</text:span><text:span text:style-name="T11">link </text:span><text:span text:style-name="T22">rel=</text:span><text:span text:style-name="T27">"stylesheet" </text:span><text:span text:style-name="T22">href=</text:span><text:span text:style-name="T27">"/css/screen.css" </text:span><text:span text:style-name="T22">media=</text:span><text:span text:style-name="T27">"screen, projection" </text:span><text:span text:style-name="T22">type=</text:span><text:span text:style-name="T27">"text/css" </text:span><text:span text:style-name="T42">/&gt;</text:span></text:p>
      <text:p text:style-name="P257"><text:span text:style-name="T42">&lt;/</text:span><text:span text:style-name="T11">head</text:span><text:span text:style-name="T42">&gt;</text:span></text:p>
      <text:p text:style-name="P257"><text:span text:style-name="T42">&lt;</text:span><text:span text:style-name="T11">body</text:span><text:span text:style-name="T42">&gt;</text:span></text:p>
      <text:p text:style-name="P257"><text:s text:c="4"/><text:span text:style-name="T42">&lt;</text:span><text:span text:style-name="T11">h1</text:span><text:span text:style-name="T42">&gt;</text:span>Olá mundo!<text:span text:style-name="T42">&lt;/</text:span><text:span text:style-name="T11">h1</text:span><text:span text:style-name="T42">&gt;</text:span></text:p>
      <text:p text:style-name="P257"><text:span text:style-name="T42">&lt;/</text:span><text:span text:style-name="T11">body</text:span><text:span text:style-name="T42">&gt;</text:span></text:p>
      <text:p text:style-name="P249"><text:span text:style-name="T42">&lt;/</text:span><text:span text:style-name="T11">html</text:span><text:span text:style-name="T42">&gt;</text:span></text:p>
      <text:p text:style-name="P237"><text:soft-page-break/></text:p>
      <text:p text:style-name="P137">Assim que o compass init gera os arquivos ele informa o caminho de acesso do css</text:p>
      <text:p text:style-name="P137"/>
      <text:p text:style-name="P137"/>
      <text:p text:style-name="P137"/>
      <text:p text:style-name="P98">Iniciar servidor PHP pela linha de comando</text:p>
      <text:p text:style-name="P108">Entrar na pasta do projeto <text:span text:style-name="T29">~/cursos/curso-sass/</text:span><text:span text:style-name="T34">compass</text:span> e entrar com o comando</text:p>
      <text:p text:style-name="P160">php -S 0.0.0.0:8888</text:p>
      <text:p text:style-name="P87"/>
      <text:p text:style-name="P262"/>
      <text:p text:style-name="P118"/>
      <text:p text:style-name="P67"><text:s/></text:p>
      <text:p text:style-name="P71"><text:s/></text:p>
      <text:h text:style-name="P309" text:outline-level="1"><text:bookmark-start text:name="__RefHeading__876_125555529211"/>1<text:span text:style-name="T67">2</text:span>. <text:span text:style-name="T67">Mixins do Compass</text:span><text:bookmark-end text:name="__RefHeading__876_125555529211"/></text:h>
      <text:p text:style-name="P193"/>
      <text:h text:style-name="P295" text:outline-level="2"><text:bookmark-start text:name="__RefHeading__2438_682025447221"/>1<text:span text:style-name="T67">2</text:span>.1 <text:span text:style-name="T68">Criando efeitos de sombra de texto com o Compass</text:span><text:bookmark-end text:name="__RefHeading__2438_682025447221"/></text:h>
      <text:p text:style-name="P18"/>
      <text:p text:style-name="P88">Criar arquivos:</text:p>
      <text:p text:style-name="P119"/>
      <text:p text:style-name="P88"/>
      <text:p text:style-name="P150">/<text:span text:style-name="T65">compass/</text:span>index.html</text:p>
      <text:p text:style-name="P217"><text:span text:style-name="T42">&lt;!DOCTYPE </text:span><text:span text:style-name="T22">html</text:span><text:span text:style-name="T42">&gt;</text:span></text:p>
      <text:p text:style-name="P257"><text:span text:style-name="T42">&lt;</text:span><text:span text:style-name="T11">html</text:span><text:span text:style-name="T42">&gt;</text:span></text:p>
      <text:p text:style-name="P257"><text:span text:style-name="T42">&lt;</text:span><text:span text:style-name="T11">head </text:span><text:span text:style-name="T22">lang=</text:span><text:span text:style-name="T27">"en"</text:span><text:span text:style-name="T42">&gt;</text:span></text:p>
      <text:p text:style-name="P257"><text:s text:c="4"/><text:span text:style-name="T42">&lt;</text:span><text:span text:style-name="T11">meta </text:span><text:span text:style-name="T22">charset=</text:span><text:span text:style-name="T27">"UTF-8"</text:span><text:span text:style-name="T42">&gt;</text:span></text:p>
      <text:p text:style-name="P257"><text:s text:c="4"/><text:span text:style-name="T42">&lt;</text:span><text:span text:style-name="T11">title</text:span><text:span text:style-name="T42">&gt;</text:span>Compass exemplo<text:span text:style-name="T42">&lt;/</text:span><text:span text:style-name="T11">title</text:span><text:span text:style-name="T42">&gt;</text:span></text:p>
      <text:p text:style-name="P257"><text:s text:c="4"/><text:span text:style-name="T42">&lt;</text:span><text:span text:style-name="T11">link </text:span><text:span text:style-name="T22">rel=</text:span><text:span text:style-name="T27">"stylesheet" </text:span><text:span text:style-name="T22">href=</text:span><text:span text:style-name="T27">"/css/screen.css" </text:span><text:span text:style-name="T22">media=</text:span><text:span text:style-name="T27">"screen, projection" </text:span><text:span text:style-name="T22">type=</text:span><text:span text:style-name="T27">"text/css" </text:span><text:span text:style-name="T42">/&gt;</text:span></text:p>
      <text:p text:style-name="P257"><text:span text:style-name="T42">&lt;/</text:span><text:span text:style-name="T11">head</text:span><text:span text:style-name="T42">&gt;</text:span></text:p>
      <text:p text:style-name="P257"><text:span text:style-name="T42">&lt;</text:span><text:span text:style-name="T11">body</text:span><text:span text:style-name="T42">&gt;</text:span></text:p>
      <text:p text:style-name="P257"><text:span text:style-name="T42">&lt;</text:span><text:span text:style-name="T11">div </text:span><text:span text:style-name="T22">class=</text:span><text:span text:style-name="T27">"sombra"</text:span><text:span text:style-name="T42">&gt;</text:span></text:p>
      <text:p text:style-name="P257"><text:s text:c="4"/>Esse meu texto possui sombra</text:p>
      <text:p text:style-name="P257"><text:span text:style-name="T42">&lt;/</text:span><text:span text:style-name="T11">div</text:span><text:span text:style-name="T42">&gt;</text:span></text:p>
      <text:p text:style-name="P257"><text:span text:style-name="T42">&lt;/</text:span><text:span text:style-name="T11">body</text:span><text:span text:style-name="T42">&gt;</text:span></text:p>
      <text:p text:style-name="P249"><text:span text:style-name="T42">&lt;/</text:span><text:span text:style-name="T11">html</text:span><text:span text:style-name="T42">&gt;</text:span></text:p>
      <text:p text:style-name="P238"><text:soft-page-break/></text:p>
      <text:p text:style-name="P238"/>
      <text:p text:style-name="P89"/>
      <text:p text:style-name="P151">/<text:span text:style-name="T65">compass/screen.scss</text:span></text:p>
      <text:p text:style-name="P209"><text:span text:style-name="T51">$default-text-shadow-color</text:span><text:span text:style-name="T42">: </text:span><text:span text:style-name="T11">rgba</text:span><text:span text:style-name="T42">(</text:span><text:span text:style-name="T27">red</text:span><text:span text:style-name="T42">, </text:span><text:span text:style-name="T23">0.6</text:span><text:span text:style-name="T42">);</text:span></text:p>
      <text:p text:style-name="P263"><text:span text:style-name="T50">$default-text-shadow-blur</text:span>: <text:span text:style-name="T17">5</text:span><text:span text:style-name="T26">px</text:span>;</text:p>
      <text:p text:style-name="P263"><text:span text:style-name="T50">$default-text-shadow-v-offset</text:span>: <text:span text:style-name="T17">2</text:span><text:span text:style-name="T26">px</text:span>;</text:p>
      <text:p text:style-name="P263"><text:span text:style-name="T10">@import </text:span><text:span text:style-name="T26">"compass/reset"</text:span>;</text:p>
      <text:p text:style-name="P263"><text:span text:style-name="T10">@import </text:span><text:span text:style-name="T26">"compass/css3"</text:span>;</text:p>
      <text:p text:style-name="P263">.<text:span text:style-name="T10">sombra </text:span>{</text:p>
      <text:p text:style-name="P256"><text:s text:c="2"/><text:span text:style-name="T12">@include single-text-shadow</text:span><text:span text:style-name="T14">;</text:span></text:p>
      <text:p text:style-name="P248">}</text:p>
      <text:p text:style-name="P315"/>
      <text:p text:style-name="P242"/>
      <text:p text:style-name="P99">Iniciar servidor PHP pela linha de comando</text:p>
      <text:p text:style-name="P109">Entrar na pasta do projeto <text:span text:style-name="T29">~/cursos/curso-sass/</text:span><text:span text:style-name="T34">compass</text:span> e entrar com o comando</text:p>
      <text:p text:style-name="P161">php -S 0.0.0.0:8888</text:p>
      <text:p text:style-name="P88"/>
      <text:p text:style-name="P267">Acessar: <text:s text:c="2"/><text:span text:style-name="T35">0.0.0.0:8888</text:span></text:p>
      <text:p text:style-name="P67"><text:s text:c="2"/></text:p>
      <text:p text:style-name="P67"/>
      <text:p text:style-name="P72"><text:s/></text:p>
      <text:h text:style-name="P310" text:outline-level="1"><text:bookmark-start text:name="__RefHeading__876_1255555292111"/>1<text:span text:style-name="T69">3</text:span>. <text:span text:style-name="T69">Transitions no Compass</text:span><text:bookmark-end text:name="__RefHeading__876_1255555292111"/></text:h>
      <text:p text:style-name="P194"/>
      <text:h text:style-name="P296" text:outline-level="2"><text:bookmark-start text:name="__RefHeading__2438_6820254472211"/>1<text:span text:style-name="T69">3</text:span>.1 <text:span text:style-name="T68">Criando efeitos de transição com o Compass</text:span><text:bookmark-end text:name="__RefHeading__2438_6820254472211"/></text:h>
      <text:p text:style-name="P19"/>
      <text:p text:style-name="P90">Criar arquivos:</text:p>
      <text:p text:style-name="P120"/>
      <text:p text:style-name="P90"/>
      <text:p text:style-name="P152">/<text:span text:style-name="T65">compass/</text:span>index.html</text:p>
      <text:p text:style-name="P218"><text:span text:style-name="T42">&lt;!DOCTYPE </text:span><text:span text:style-name="T22">html</text:span><text:span text:style-name="T42">&gt;</text:span></text:p>
      <text:p text:style-name="P257"><text:span text:style-name="T42">&lt;</text:span><text:span text:style-name="T11">html</text:span><text:span text:style-name="T42">&gt;</text:span></text:p>
      <text:p text:style-name="P257"><text:span text:style-name="T42">&lt;</text:span><text:span text:style-name="T11">head </text:span><text:span text:style-name="T22">lang=</text:span><text:span text:style-name="T27">"en"</text:span><text:span text:style-name="T42">&gt;</text:span></text:p>
      <text:p text:style-name="P257"><text:soft-page-break/><text:s text:c="4"/><text:span text:style-name="T42">&lt;</text:span><text:span text:style-name="T11">meta </text:span><text:span text:style-name="T22">charset=</text:span><text:span text:style-name="T27">"UTF-8"</text:span><text:span text:style-name="T42">&gt;</text:span></text:p>
      <text:p text:style-name="P257"><text:s text:c="4"/><text:span text:style-name="T42">&lt;</text:span><text:span text:style-name="T11">title</text:span><text:span text:style-name="T42">&gt;</text:span>Compass exemplo<text:span text:style-name="T42">&lt;/</text:span><text:span text:style-name="T11">title</text:span><text:span text:style-name="T42">&gt;</text:span></text:p>
      <text:p text:style-name="P257"><text:s text:c="4"/><text:span text:style-name="T42">&lt;</text:span><text:span text:style-name="T11">link </text:span><text:span text:style-name="T22">rel=</text:span><text:span text:style-name="T27">"stylesheet" </text:span><text:span text:style-name="T22">href=</text:span><text:span text:style-name="T27">"/css/screen.css" </text:span><text:span text:style-name="T22">media=</text:span><text:span text:style-name="T27">"screen, projection" </text:span><text:span text:style-name="T22">type=</text:span><text:span text:style-name="T27">"text/css" </text:span><text:span text:style-name="T42">/&gt;</text:span></text:p>
      <text:p text:style-name="P257"><text:span text:style-name="T42">&lt;/</text:span><text:span text:style-name="T11">head</text:span><text:span text:style-name="T42">&gt;</text:span></text:p>
      <text:p text:style-name="P257"><text:span text:style-name="T42">&lt;</text:span><text:span text:style-name="T11">body</text:span><text:span text:style-name="T42">&gt;</text:span></text:p>
      <text:p text:style-name="P257"><text:span text:style-name="T42">&lt;</text:span><text:span text:style-name="T11">div </text:span><text:span text:style-name="T22">class=</text:span><text:span text:style-name="T27">"box"</text:span><text:span text:style-name="T42">&gt;</text:span></text:p>
      <text:p text:style-name="P257"><text:span text:style-name="T42">&lt;/</text:span><text:span text:style-name="T11">div</text:span><text:span text:style-name="T42">&gt;</text:span></text:p>
      <text:p text:style-name="P257"><text:span text:style-name="T42">&lt;/</text:span><text:span text:style-name="T11">body</text:span><text:span text:style-name="T42">&gt;</text:span></text:p>
      <text:p text:style-name="P249"><text:span text:style-name="T42">&lt;/</text:span><text:span text:style-name="T11">html</text:span><text:span text:style-name="T42">&gt;</text:span></text:p>
      <text:p text:style-name="P239"/>
      <text:p text:style-name="P239"/>
      <text:p text:style-name="P90"/>
      <text:p text:style-name="P152">/<text:span text:style-name="T65">compass/screen.scss</text:span></text:p>
      <text:p text:style-name="P200"><text:span text:style-name="T51">$default-text-shadow-color</text:span><text:span text:style-name="T42">: </text:span><text:span text:style-name="T11">rgba</text:span><text:span text:style-name="T42">(</text:span><text:span text:style-name="T27">red</text:span><text:span text:style-name="T42">, </text:span><text:span text:style-name="T23">0.6</text:span><text:span text:style-name="T42">);</text:span></text:p>
      <text:p text:style-name="P263"><text:span text:style-name="T50">$default-text-shadow-blur</text:span>: <text:span text:style-name="T17">5</text:span><text:span text:style-name="T26">px</text:span>;</text:p>
      <text:p text:style-name="P263"><text:span text:style-name="T50">$default-text-shadow-v-offset</text:span>: <text:span text:style-name="T17">2</text:span><text:span text:style-name="T26">px</text:span>;</text:p>
      <text:p text:style-name="P263"><text:span text:style-name="T10">@import </text:span><text:span text:style-name="T26">"compass"</text:span>;</text:p>
      <text:p text:style-name="P263">.<text:span text:style-name="T10">box </text:span>{</text:p>
      <text:p text:style-name="P256"><text:s text:c="2"/><text:span text:style-name="T19">border</text:span><text:span text:style-name="T14">: </text:span><text:span text:style-name="T18">1</text:span><text:span text:style-name="T24">px solid red</text:span><text:span text:style-name="T14">;</text:span></text:p>
      <text:p text:style-name="P256"><text:s text:c="2"/><text:span text:style-name="T19">display</text:span><text:span text:style-name="T14">: </text:span><text:span text:style-name="T24">block</text:span><text:span text:style-name="T14">;</text:span></text:p>
      <text:p text:style-name="P256"><text:s text:c="2"/><text:span text:style-name="T19">width</text:span><text:span text:style-name="T14">: </text:span><text:span text:style-name="T18">200</text:span><text:span text:style-name="T24">px</text:span><text:span text:style-name="T14">;</text:span></text:p>
      <text:p text:style-name="P256"><text:s text:c="2"/><text:span text:style-name="T19">height</text:span><text:span text:style-name="T14">: </text:span><text:span text:style-name="T18">200</text:span><text:span text:style-name="T24">px</text:span><text:span text:style-name="T14">;</text:span></text:p>
      <text:p text:style-name="P256"><text:s text:c="2"/><text:span text:style-name="T19">margin</text:span><text:span text:style-name="T14">: </text:span><text:span text:style-name="T18">0 </text:span><text:span text:style-name="T24">auto</text:span><text:span text:style-name="T14">;</text:span></text:p>
      <text:p text:style-name="P256"><text:s text:c="2"/><text:span text:style-name="T19">background</text:span><text:span text:style-name="T14">: </text:span><text:span text:style-name="T24">green</text:span><text:span text:style-name="T14">;</text:span></text:p>
      <text:p text:style-name="P256"><text:s text:c="2"/><text:span text:style-name="T12">@include transition</text:span><text:span text:style-name="T14">;</text:span></text:p>
      <text:p text:style-name="P256"><text:s text:c="2"/><text:span text:style-name="T14">&amp;:</text:span><text:span text:style-name="T12">hover </text:span><text:span text:style-name="T14">{</text:span></text:p>
      <text:p text:style-name="P256"><text:s text:c="4"/><text:span text:style-name="T19">background</text:span><text:span text:style-name="T14">: </text:span><text:span text:style-name="T24">blue</text:span><text:span text:style-name="T14">;</text:span></text:p>
      <text:p text:style-name="P256"><text:s text:c="4"/><text:span text:style-name="T52">$default-box-shadow-blur</text:span><text:span text:style-name="T14">: </text:span><text:span text:style-name="T18">90</text:span><text:span text:style-name="T24">px</text:span><text:span text:style-name="T14">;</text:span></text:p>
      <text:p text:style-name="P256"><text:s text:c="4"/><text:span text:style-name="T12">@include single-box-shadow</text:span><text:span text:style-name="T14">;</text:span></text:p>
      <text:p text:style-name="P256"><text:s text:c="2"/><text:span text:style-name="T14">}</text:span></text:p>
      <text:p text:style-name="P248">}</text:p>
      <text:p text:style-name="P318"/>
      <text:p text:style-name="P239"/>
      <text:p text:style-name="P243"/>
      <text:p text:style-name="P100">Iniciar servidor PHP pela linha de comando</text:p>
      <text:p text:style-name="P110">Entrar na pasta do projeto <text:span text:style-name="T29">~/cursos/curso-sass/</text:span><text:span text:style-name="T34">compass</text:span> e entrar com o comando</text:p>
      <text:p text:style-name="P162">php -S 0.0.0.0:8888</text:p>
      <text:p text:style-name="P90"/>
      <text:p text:style-name="P268">Acessar: <text:s text:c="2"/><text:span text:style-name="T35">0.0.0.0:8888</text:span></text:p>
      <text:p text:style-name="P72"><text:soft-page-break/><text:s text:c="2"/></text:p>
      <text:p text:style-name="P73"/>
      <text:h text:style-name="P311" text:outline-level="1">1<text:span text:style-name="T70">4</text:span>. <text:span text:style-name="T70">Helpers e sprites no Compass</text:span></text:h>
      <text:p text:style-name="P195"><text:bookmark-start text:name="__RefHeading__876_12555552921111"/><text:bookmark-end text:name="__RefHeading__876_12555552921111"/></text:p>
      <text:h text:style-name="P297" text:outline-level="2">1<text:span text:style-name="T70">4</text:span>.1 <text:span text:style-name="T70">Usando helpers e lidando com sprites</text:span></text:h>
      <text:p text:style-name="P20"><text:bookmark-start text:name="__RefHeading__2438_68202544722111"/><text:bookmark-end text:name="__RefHeading__2438_68202544722111"/></text:p>
      <text:p text:style-name="P138">O compass entende se o nome _hover estiver no nome do arquivo e já coloca na classe a funcionalidade de hover.</text:p>
      <text:p text:style-name="P138"/>
      <text:p text:style-name="P91">Criar arquivos:</text:p>
      <text:p text:style-name="P121"/>
      <text:p text:style-name="P91"/>
      <text:p text:style-name="P153">/<text:span text:style-name="T65">compass/</text:span>index.html</text:p>
      <text:p text:style-name="P219"><text:span text:style-name="T42">&lt;!DOCTYPE </text:span><text:span text:style-name="T22">html</text:span><text:span text:style-name="T42">&gt;</text:span></text:p>
      <text:p text:style-name="P257"><text:span text:style-name="T42">&lt;</text:span><text:span text:style-name="T11">html</text:span><text:span text:style-name="T42">&gt;</text:span></text:p>
      <text:p text:style-name="P257"><text:span text:style-name="T42">&lt;</text:span><text:span text:style-name="T11">head </text:span><text:span text:style-name="T22">lang=</text:span><text:span text:style-name="T27">"en"</text:span><text:span text:style-name="T42">&gt;</text:span></text:p>
      <text:p text:style-name="P257"><text:s text:c="4"/><text:span text:style-name="T42">&lt;</text:span><text:span text:style-name="T11">meta </text:span><text:span text:style-name="T22">charset=</text:span><text:span text:style-name="T27">"UTF-8"</text:span><text:span text:style-name="T42">&gt;</text:span></text:p>
      <text:p text:style-name="P257"><text:s text:c="4"/><text:span text:style-name="T42">&lt;</text:span><text:span text:style-name="T11">title</text:span><text:span text:style-name="T42">&gt;</text:span>Compass exemplo<text:span text:style-name="T42">&lt;/</text:span><text:span text:style-name="T11">title</text:span><text:span text:style-name="T42">&gt;</text:span></text:p>
      <text:p text:style-name="P257"><text:s text:c="4"/><text:span text:style-name="T42">&lt;</text:span><text:span text:style-name="T11">link </text:span><text:span text:style-name="T22">rel=</text:span><text:span text:style-name="T27">"stylesheet" </text:span><text:span text:style-name="T22">href=</text:span><text:span text:style-name="T27">"/css/screen.css" </text:span><text:span text:style-name="T22">media=</text:span><text:span text:style-name="T27">"screen, projection" </text:span><text:span text:style-name="T22">type=</text:span><text:span text:style-name="T27">"text/css" </text:span><text:span text:style-name="T42">/&gt;</text:span></text:p>
      <text:p text:style-name="P257"><text:span text:style-name="T42">&lt;/</text:span><text:span text:style-name="T11">head</text:span><text:span text:style-name="T42">&gt;</text:span></text:p>
      <text:p text:style-name="P257"><text:span text:style-name="T42">&lt;</text:span><text:span text:style-name="T11">body</text:span><text:span text:style-name="T42">&gt;</text:span></text:p>
      <text:p text:style-name="P257"><text:span text:style-name="T42">&lt;</text:span><text:span text:style-name="T11">div </text:span><text:span text:style-name="T22">class=</text:span><text:span text:style-name="T27">"icon-download"</text:span><text:span text:style-name="T42">&gt;</text:span></text:p>
      <text:p text:style-name="P257"><text:span text:style-name="T42">&lt;/</text:span><text:span text:style-name="T11">div</text:span><text:span text:style-name="T42">&gt;</text:span></text:p>
      <text:p text:style-name="P257"><text:span text:style-name="T42">&lt;/</text:span><text:span text:style-name="T11">body</text:span><text:span text:style-name="T42">&gt;</text:span></text:p>
      <text:p text:style-name="P249"><text:span text:style-name="T42">&lt;/</text:span><text:span text:style-name="T11">html</text:span><text:span text:style-name="T42">&gt;</text:span></text:p>
      <text:p text:style-name="P240"/>
      <text:p text:style-name="P240"/>
      <text:p text:style-name="P240"/>
      <text:p text:style-name="P91"/>
      <text:p text:style-name="P153">/<text:span text:style-name="T65">compass/screen.scss</text:span></text:p>
      <text:p text:style-name="P219"><text:span text:style-name="T51">$default-text-shadow-color</text:span><text:span text:style-name="T42">: </text:span><text:span text:style-name="T11">rgba</text:span><text:span text:style-name="T42">(</text:span><text:span text:style-name="T27">red</text:span><text:span text:style-name="T42">, </text:span><text:span text:style-name="T23">0.6</text:span><text:span text:style-name="T42">);</text:span></text:p>
      <text:p text:style-name="P257"><text:span text:style-name="T50">$default-text-shadow-blur</text:span>: <text:span text:style-name="T17">5</text:span><text:span text:style-name="T26">px</text:span>;</text:p>
      <text:p text:style-name="P257"><text:span text:style-name="T50">$default-text-shadow-v-offset</text:span>: <text:span text:style-name="T17">2</text:span><text:span text:style-name="T26">px</text:span>;</text:p>
      <text:p text:style-name="P257"><text:span text:style-name="T10">@import </text:span><text:span text:style-name="T26">"compass"</text:span>;</text:p>
      <text:p text:style-name="P257"><text:span text:style-name="T10">@import </text:span><text:span text:style-name="T26">"icon/*.png"</text:span>;</text:p>
      <text:p text:style-name="P257"><text:soft-page-break/><text:span text:style-name="T10">@include all-icon-sprites</text:span>;</text:p>
      <text:p text:style-name="P257">.<text:span text:style-name="T10">icon-download </text:span>{</text:p>
      <text:p text:style-name="P257"><text:s text:c="2"/><text:span text:style-name="T21">width</text:span>: <text:span text:style-name="T17">302</text:span><text:span text:style-name="T26">px</text:span>;</text:p>
      <text:p text:style-name="P257"><text:s text:c="2"/><text:span text:style-name="T21">height</text:span>: <text:span text:style-name="T17">302</text:span><text:span text:style-name="T26">px</text:span>;</text:p>
      <text:p text:style-name="P257">}</text:p>
      <text:p text:style-name="P257">.<text:span text:style-name="T10">box </text:span>{</text:p>
      <text:p text:style-name="P257"><text:s text:c="2"/><text:span text:style-name="T21">border</text:span>: <text:span text:style-name="T17">1</text:span><text:span text:style-name="T26">px solid red</text:span>;</text:p>
      <text:p text:style-name="P257"><text:s text:c="2"/><text:span text:style-name="T21">display</text:span>: <text:span text:style-name="T26">block</text:span>;</text:p>
      <text:p text:style-name="P257"><text:s text:c="2"/><text:span text:style-name="T21">width</text:span>: <text:span text:style-name="T17">200</text:span><text:span text:style-name="T26">px</text:span>;</text:p>
      <text:p text:style-name="P257"><text:s text:c="2"/><text:span text:style-name="T21">height</text:span>: <text:span text:style-name="T17">200</text:span><text:span text:style-name="T26">px</text:span>;</text:p>
      <text:p text:style-name="P257"><text:s text:c="2"/><text:span text:style-name="T21">margin</text:span>: <text:span text:style-name="T17">0 </text:span><text:span text:style-name="T26">auto</text:span>;</text:p>
      <text:p text:style-name="P257"><text:s text:c="2"/><text:span text:style-name="T21">background</text:span>: <text:span text:style-name="T26">red</text:span>;</text:p>
      <text:p text:style-name="P257"><text:s text:c="2"/><text:span text:style-name="T10">@include transition</text:span>;</text:p>
      <text:p text:style-name="P257"><text:s text:c="2"/>&amp;:<text:span text:style-name="T10">hover </text:span>{</text:p>
      <text:p text:style-name="P257"><text:s text:c="4"/><text:span text:style-name="T21">background</text:span>: <text:span text:style-name="T26">blue</text:span>;</text:p>
      <text:p text:style-name="P257"><text:s text:c="4"/><text:span text:style-name="T50">$default-box-shadow-blur</text:span>: <text:span text:style-name="T17">90</text:span><text:span text:style-name="T26">px</text:span>;</text:p>
      <text:p text:style-name="P257"><text:s text:c="4"/><text:span text:style-name="T10">@include single-box-shadow</text:span>;</text:p>
      <text:p text:style-name="P257"><text:s text:c="2"/>}</text:p>
      <text:p text:style-name="P249">}</text:p>
      <text:p text:style-name="P240"/>
      <text:p text:style-name="P319"/>
      <text:p text:style-name="P240"/>
      <text:p text:style-name="P244"/>
      <text:p text:style-name="P101">Iniciar servidor PHP pela linha de comando</text:p>
      <text:p text:style-name="P111">Entrar na pasta do projeto <text:span text:style-name="T29">~/cursos/curso-sass/</text:span><text:span text:style-name="T34">compass</text:span> e entrar com o comando</text:p>
      <text:p text:style-name="P163">php -S 0.0.0.0:8888</text:p>
      <text:p text:style-name="P91"/>
      <text:p text:style-name="P269">Acessar: <text:s text:c="2"/><text:span text:style-name="T35">0.0.0.0:8888</text:span></text:p>
      <text:p text:style-name="P73"><text:s text:c="2"/></text:p>
      <text:p text:style-name="P73"><text:s/></text:p>
      <text:p text:style-name="P67"/>
      <text:p text:style-name="P67"/>
      <text:p text:style-name="P67"/>
      <text:p text:style-name="P67"><text:s text:c="12"/></text:p>
      <text:p text:style-name="P67"/>
      <text:p text:style-name="P67"><text:s/></text:p>
      <text:p text:style-name="P67"/>
      <text:p text:style-name="P67"><text:s text:c="2"/></text:p>
      <text:p text:style-name="P196"><text:soft-page-break/></text:p>
      <text:p text:style-name="P167"/>
      <text:p text:style-name="P276"/>
      <text:h text:style-name="P312" text:outline-level="1">1<text:span text:style-name="T71">5</text:span>. <text:span text:style-name="T71">Referências do Compass</text:span></text:h>
      <text:p text:style-name="P280"><text:bookmark-start text:name="__RefHeading__876_125555529211111"/><text:bookmark-end text:name="__RefHeading__876_125555529211111"/></text:p>
      <text:h text:style-name="P298" text:outline-level="2">1<text:span text:style-name="T71">5</text:span>.1 <text:span text:style-name="T71">Referências</text:span></text:h>
      <text:p text:style-name="P279"><text:bookmark-start text:name="__RefHeading__2438_682025447221111"/><text:bookmark-end text:name="__RefHeading__2438_682025447221111"/></text:p>
      <text:p text:style-name="P277"><text:a xlink:type="simple" xlink:href="http://www.compass-style.org/" text:style-name="Internet_20_link" text:visited-style-name="Visited_20_Internet_20_Link">www.compass-style.org</text:a> link reference</text:p>
      <text:p text:style-name="P277"/>
      <text:p text:style-name="P277">O import “compass” importa tudo</text:p>
      <text:p text:style-name="P277"/>
      <text:p text:style-name="P277">Para utilizar <text:span text:style-name="T4">css3</text:span>, <text:span text:style-name="T4">tipografia</text:span> e <text:span text:style-name="T4">utilities</text:span> basta dar um import “compass”</text:p>
      <text:p text:style-name="P277">Para utilizar <text:span text:style-name="T4">layout e reset </text:span>basta dar um import “compass/layout” e import “compass/reset”</text:p>
      <text:p text:style-name="P277"/>
      <text:p text:style-name="P277"/>
      <text:p text:style-name="P277"/>
      <text:p text:style-name="P2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22:31:09</meta:creation-date>
    <dc:date>2015-06-04T11:10:31.669167821</dc:date>
    <meta:editing-duration>P28DT3H28M6S</meta:editing-duration>
    <meta:editing-cycles>1519</meta:editing-cycles>
    <meta:generator>LibreOffice/4.3.7.2$Linux_X86_64 LibreOffice_project/430m0$Build-2</meta:generator>
    <meta:document-statistic meta:table-count="0" meta:image-count="0" meta:object-count="0" meta:page-count="27" meta:paragraph-count="699" meta:word-count="2518" meta:character-count="17584" meta:non-whitespace-character-count="15040"/>
  </office:meta>
</office:document-meta>
</file>